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02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2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Deprec</text:p>
          </table:table-cell>
          <table:table-cell table:style-name="ce1" office:value-type="string">
            <text:p>Deps</text:p>
          </table:table-cell>
          <table:table-cell table:style-name="ce1" office:value-type="string">
            <text:p>Diff</text:p>
          </table:table-cell>
          <table:table-cell table:style-name="ce1" office:value-type="string">
            <text:p>Diff %</text:p>
          </table:table-cell>
          <table:table-cell table:style-name="ce1" office:value-type="string">
            <text:p>Seq no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>
            <text:p>output-bigram-test-10</text:p>
          </table:table-cell>
          <table:table-cell office:value-type="float" office:value="0.682927">
            <text:p>0.682927</text:p>
          </table:table-cell>
          <table:table-cell office:value-type="float" office:value="0.747967">
            <text:p>0.747967</text:p>
          </table:table-cell>
          <table:table-cell office:value-type="float" office:value="0.065041">
            <text:p>0.065041</text:p>
          </table:table-cell>
          <table:table-cell table:formula="of:=100*[.D2]" office:value-type="float" office:value="6.5041">
            <text:p>6.5041</text:p>
          </table:table-cell>
          <table:table-cell table:formula="of:=SUBSTITUTE([.A2]; &quot;output-bigram-test-&quot;; &quot;&quot;)" office:value-type="string" office:string-value="10">
            <text:p>10</text:p>
          </table:table-cell>
          <table:table-cell table:formula="of:=IF([.E2]&gt;0;[.B2]*100;&quot;&quot;)" office:value-type="float" office:value="68.2927">
            <text:p>68.2927</text:p>
          </table:table-cell>
          <table:table-cell table:formula="of:=IF([.E2]&gt;0;[.C2]*100;&quot;&quot;)" office:value-type="float" office:value="74.7967">
            <text:p>74.7967</text:p>
          </table:table-cell>
          <table:table-cell table:formula="of:=IF([.E2]&gt;0;[.E2];&quot;&quot;)" office:value-type="float" office:value="6.5041">
            <text:p>6.5041</text:p>
          </table:table-cell>
          <table:table-cell>
            <draw:frame table:end-cell-address="Sheet1.Q22" table:end-x="1.529cm" table:end-y="0.314cm" draw:z-index="0" draw:style-name="gr1" svg:width="15.999cm" svg:height="8.999cm" svg:x="1.337cm" svg:y="0.313cm">
              <draw:object draw:notify-on-update-of-ranges="Sheet1.G2:Sheet1.G77 Sheet1.I2:Sheet1.I7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string">
            <text:p>output-bigram-test-100</text:p>
          </table:table-cell>
          <table:table-cell table:number-columns-repeated="2" office:value-type="float" office:value="0.875">
            <text:p>0.875</text:p>
          </table:table-cell>
          <table:table-cell office:value-type="float" office:value="0">
            <text:p>0</text:p>
          </table:table-cell>
          <table:table-cell table:formula="of:=100*[.D3]" office:value-type="float" office:value="0">
            <text:p>0</text:p>
          </table:table-cell>
          <table:table-cell table:formula="of:=SUBSTITUTE([.A3]; &quot;output-bigram-test-&quot;; &quot;&quot;)" office:value-type="string" office:string-value="100">
            <text:p>100</text:p>
          </table:table-cell>
          <table:table-cell table:formula="of:=IF([.E3]&gt;0;[.B3]*100;&quot;&quot;)">
            <text:p/>
          </table:table-cell>
          <table:table-cell table:formula="of:=IF([.E3]&gt;0;[.C3]*100;&quot;&quot;)">
            <text:p/>
          </table:table-cell>
          <table:table-cell table:formula="of:=IF([.E3]&gt;0;[.E3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103</text:p>
          </table:table-cell>
          <table:table-cell table:number-columns-repeated="2" office:value-type="float" office:value="0.921739">
            <text:p>0.921739</text:p>
          </table:table-cell>
          <table:table-cell office:value-type="float" office:value="0">
            <text:p>0</text:p>
          </table:table-cell>
          <table:table-cell table:formula="of:=100*[.D4]" office:value-type="float" office:value="0">
            <text:p>0</text:p>
          </table:table-cell>
          <table:table-cell table:formula="of:=SUBSTITUTE([.A4]; &quot;output-bigram-test-&quot;; &quot;&quot;)" office:value-type="string" office:string-value="103">
            <text:p>103</text:p>
          </table:table-cell>
          <table:table-cell table:formula="of:=IF([.E4]&gt;0;[.B4]*100;&quot;&quot;)">
            <text:p/>
          </table:table-cell>
          <table:table-cell table:formula="of:=IF([.E4]&gt;0;[.C4]*100;&quot;&quot;)">
            <text:p/>
          </table:table-cell>
          <table:table-cell table:formula="of:=IF([.E4]&gt;0;[.E4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104</text:p>
          </table:table-cell>
          <table:table-cell table:number-columns-repeated="2" office:value-type="float" office:value="0.938776">
            <text:p>0.938776</text:p>
          </table:table-cell>
          <table:table-cell office:value-type="float" office:value="0">
            <text:p>0</text:p>
          </table:table-cell>
          <table:table-cell table:formula="of:=100*[.D5]" office:value-type="float" office:value="0">
            <text:p>0</text:p>
          </table:table-cell>
          <table:table-cell table:formula="of:=SUBSTITUTE([.A5]; &quot;output-bigram-test-&quot;; &quot;&quot;)" office:value-type="string" office:string-value="104">
            <text:p>104</text:p>
          </table:table-cell>
          <table:table-cell table:formula="of:=IF([.E5]&gt;0;[.B5]*100;&quot;&quot;)">
            <text:p/>
          </table:table-cell>
          <table:table-cell table:formula="of:=IF([.E5]&gt;0;[.C5]*100;&quot;&quot;)">
            <text:p/>
          </table:table-cell>
          <table:table-cell table:formula="of:=IF([.E5]&gt;0;[.E5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107</text:p>
          </table:table-cell>
          <table:table-cell table:number-columns-repeated="2" office:value-type="float" office:value="0.758621">
            <text:p>0.758621</text:p>
          </table:table-cell>
          <table:table-cell office:value-type="float" office:value="0">
            <text:p>0</text:p>
          </table:table-cell>
          <table:table-cell table:formula="of:=100*[.D6]" office:value-type="float" office:value="0">
            <text:p>0</text:p>
          </table:table-cell>
          <table:table-cell table:formula="of:=SUBSTITUTE([.A6]; &quot;output-bigram-test-&quot;; &quot;&quot;)" office:value-type="string" office:string-value="107">
            <text:p>107</text:p>
          </table:table-cell>
          <table:table-cell table:formula="of:=IF([.E6]&gt;0;[.B6]*100;&quot;&quot;)">
            <text:p/>
          </table:table-cell>
          <table:table-cell table:formula="of:=IF([.E6]&gt;0;[.C6]*100;&quot;&quot;)">
            <text:p/>
          </table:table-cell>
          <table:table-cell table:formula="of:=IF([.E6]&gt;0;[.E6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10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00*[.D7]" office:value-type="float" office:value="0">
            <text:p>0</text:p>
          </table:table-cell>
          <table:table-cell table:formula="of:=SUBSTITUTE([.A7]; &quot;output-bigram-test-&quot;; &quot;&quot;)" office:value-type="string" office:string-value="108">
            <text:p>108</text:p>
          </table:table-cell>
          <table:table-cell table:formula="of:=IF([.E7]&gt;0;[.B7]*100;&quot;&quot;)">
            <text:p/>
          </table:table-cell>
          <table:table-cell table:formula="of:=IF([.E7]&gt;0;[.C7]*100;&quot;&quot;)">
            <text:p/>
          </table:table-cell>
          <table:table-cell table:formula="of:=IF([.E7]&gt;0;[.E7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111</text:p>
          </table:table-cell>
          <table:table-cell office:value-type="float" office:value="0.631579">
            <text:p>0.631579</text:p>
          </table:table-cell>
          <table:table-cell office:value-type="float" office:value="0.736842">
            <text:p>0.736842</text:p>
          </table:table-cell>
          <table:table-cell office:value-type="float" office:value="0.105263">
            <text:p>0.105263</text:p>
          </table:table-cell>
          <table:table-cell table:formula="of:=100*[.D8]" office:value-type="float" office:value="10.5263">
            <text:p>10.5263</text:p>
          </table:table-cell>
          <table:table-cell table:formula="of:=SUBSTITUTE([.A8]; &quot;output-bigram-test-&quot;; &quot;&quot;)" office:value-type="string" office:string-value="111">
            <text:p>111</text:p>
          </table:table-cell>
          <table:table-cell table:formula="of:=IF([.E8]&gt;0;[.B8]*100;&quot;&quot;)" office:value-type="float" office:value="63.1579">
            <text:p>63.1579</text:p>
          </table:table-cell>
          <table:table-cell table:formula="of:=IF([.E8]&gt;0;[.C8]*100;&quot;&quot;)" office:value-type="float" office:value="73.6842">
            <text:p>73.6842</text:p>
          </table:table-cell>
          <table:table-cell table:formula="of:=IF([.E8]&gt;0;[.E8];&quot;&quot;)" office:value-type="float" office:value="10.5263">
            <text:p>10.5263</text:p>
          </table:table-cell>
          <table:table-cell table:number-columns-repeated="1015"/>
        </table:table-row>
        <table:table-row table:style-name="ro1">
          <table:table-cell office:value-type="string">
            <text:p>output-bigram-test-1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00*[.D9]" office:value-type="float" office:value="0">
            <text:p>0</text:p>
          </table:table-cell>
          <table:table-cell table:formula="of:=SUBSTITUTE([.A9]; &quot;output-bigram-test-&quot;; &quot;&quot;)" office:value-type="string" office:string-value="115">
            <text:p>115</text:p>
          </table:table-cell>
          <table:table-cell table:formula="of:=IF([.E9]&gt;0;[.B9]*100;&quot;&quot;)">
            <text:p/>
          </table:table-cell>
          <table:table-cell table:formula="of:=IF([.E9]&gt;0;[.C9]*100;&quot;&quot;)">
            <text:p/>
          </table:table-cell>
          <table:table-cell table:formula="of:=IF([.E9]&gt;0;[.E9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12</text:p>
          </table:table-cell>
          <table:table-cell office:value-type="float" office:value="0.661157">
            <text:p>0.661157</text:p>
          </table:table-cell>
          <table:table-cell office:value-type="float" office:value="0.77686">
            <text:p>0.77686</text:p>
          </table:table-cell>
          <table:table-cell office:value-type="float" office:value="0.115702">
            <text:p>0.115702</text:p>
          </table:table-cell>
          <table:table-cell table:formula="of:=100*[.D10]" office:value-type="float" office:value="11.5702">
            <text:p>11.5702</text:p>
          </table:table-cell>
          <table:table-cell table:formula="of:=SUBSTITUTE([.A10]; &quot;output-bigram-test-&quot;; &quot;&quot;)" office:value-type="string" office:string-value="12">
            <text:p>12</text:p>
          </table:table-cell>
          <table:table-cell table:formula="of:=IF([.E10]&gt;0;[.B10]*100;&quot;&quot;)" office:value-type="float" office:value="66.1157">
            <text:p>66.1157</text:p>
          </table:table-cell>
          <table:table-cell table:formula="of:=IF([.E10]&gt;0;[.C10]*100;&quot;&quot;)" office:value-type="float" office:value="77.686">
            <text:p>77.686</text:p>
          </table:table-cell>
          <table:table-cell table:formula="of:=IF([.E10]&gt;0;[.E10];&quot;&quot;)" office:value-type="float" office:value="11.5702">
            <text:p>11.5702</text:p>
          </table:table-cell>
          <table:table-cell table:number-columns-repeated="1015"/>
        </table:table-row>
        <table:table-row table:style-name="ro1">
          <table:table-cell office:value-type="string">
            <text:p>output-bigram-test-13</text:p>
          </table:table-cell>
          <table:table-cell table:number-columns-repeated="2" office:value-type="float" office:value="0.666667">
            <text:p>0.666667</text:p>
          </table:table-cell>
          <table:table-cell office:value-type="float" office:value="0">
            <text:p>0</text:p>
          </table:table-cell>
          <table:table-cell table:formula="of:=100*[.D11]" office:value-type="float" office:value="0">
            <text:p>0</text:p>
          </table:table-cell>
          <table:table-cell table:formula="of:=SUBSTITUTE([.A11]; &quot;output-bigram-test-&quot;; &quot;&quot;)" office:value-type="string" office:string-value="13">
            <text:p>13</text:p>
          </table:table-cell>
          <table:table-cell table:formula="of:=IF([.E11]&gt;0;[.B11]*100;&quot;&quot;)">
            <text:p/>
          </table:table-cell>
          <table:table-cell table:formula="of:=IF([.E11]&gt;0;[.C11]*100;&quot;&quot;)">
            <text:p/>
          </table:table-cell>
          <table:table-cell table:formula="of:=IF([.E11]&gt;0;[.E11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14</text:p>
          </table:table-cell>
          <table:table-cell table:number-columns-repeated="2" office:value-type="float" office:value="0.901408">
            <text:p>0.901408</text:p>
          </table:table-cell>
          <table:table-cell office:value-type="float" office:value="0">
            <text:p>0</text:p>
          </table:table-cell>
          <table:table-cell table:formula="of:=100*[.D12]" office:value-type="float" office:value="0">
            <text:p>0</text:p>
          </table:table-cell>
          <table:table-cell table:formula="of:=SUBSTITUTE([.A12]; &quot;output-bigram-test-&quot;; &quot;&quot;)" office:value-type="string" office:string-value="14">
            <text:p>14</text:p>
          </table:table-cell>
          <table:table-cell table:formula="of:=IF([.E12]&gt;0;[.B12]*100;&quot;&quot;)">
            <text:p/>
          </table:table-cell>
          <table:table-cell table:formula="of:=IF([.E12]&gt;0;[.C12]*100;&quot;&quot;)">
            <text:p/>
          </table:table-cell>
          <table:table-cell table:formula="of:=IF([.E12]&gt;0;[.E12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16</text:p>
          </table:table-cell>
          <table:table-cell table:number-columns-repeated="2" office:value-type="float" office:value="0.969697">
            <text:p>0.969697</text:p>
          </table:table-cell>
          <table:table-cell office:value-type="float" office:value="0">
            <text:p>0</text:p>
          </table:table-cell>
          <table:table-cell table:formula="of:=100*[.D13]" office:value-type="float" office:value="0">
            <text:p>0</text:p>
          </table:table-cell>
          <table:table-cell table:formula="of:=SUBSTITUTE([.A13]; &quot;output-bigram-test-&quot;; &quot;&quot;)" office:value-type="string" office:string-value="16">
            <text:p>16</text:p>
          </table:table-cell>
          <table:table-cell table:formula="of:=IF([.E13]&gt;0;[.B13]*100;&quot;&quot;)">
            <text:p/>
          </table:table-cell>
          <table:table-cell table:formula="of:=IF([.E13]&gt;0;[.C13]*100;&quot;&quot;)">
            <text:p/>
          </table:table-cell>
          <table:table-cell table:formula="of:=IF([.E13]&gt;0;[.E13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17</text:p>
          </table:table-cell>
          <table:table-cell office:value-type="float" office:value="0.545455">
            <text:p>0.545455</text:p>
          </table:table-cell>
          <table:table-cell office:value-type="float" office:value="0.747475">
            <text:p>0.747475</text:p>
          </table:table-cell>
          <table:table-cell office:value-type="float" office:value="0.20202">
            <text:p>0.20202</text:p>
          </table:table-cell>
          <table:table-cell table:formula="of:=100*[.D14]" office:value-type="float" office:value="20.202">
            <text:p>20.202</text:p>
          </table:table-cell>
          <table:table-cell table:formula="of:=SUBSTITUTE([.A14]; &quot;output-bigram-test-&quot;; &quot;&quot;)" office:value-type="string" office:string-value="17">
            <text:p>17</text:p>
          </table:table-cell>
          <table:table-cell table:formula="of:=IF([.E14]&gt;0;[.B14]*100;&quot;&quot;)" office:value-type="float" office:value="54.5455">
            <text:p>54.5455</text:p>
          </table:table-cell>
          <table:table-cell table:formula="of:=IF([.E14]&gt;0;[.C14]*100;&quot;&quot;)" office:value-type="float" office:value="74.7475">
            <text:p>74.7475</text:p>
          </table:table-cell>
          <table:table-cell table:formula="of:=IF([.E14]&gt;0;[.E14];&quot;&quot;)" office:value-type="float" office:value="20.202">
            <text:p>20.202</text:p>
          </table:table-cell>
          <table:table-cell table:number-columns-repeated="1015"/>
        </table:table-row>
        <table:table-row table:style-name="ro1">
          <table:table-cell office:value-type="string">
            <text:p>output-bigram-test-18</text:p>
          </table:table-cell>
          <table:table-cell office:value-type="float" office:value="0.408163">
            <text:p>0.408163</text:p>
          </table:table-cell>
          <table:table-cell office:value-type="float" office:value="0.530612">
            <text:p>0.530612</text:p>
          </table:table-cell>
          <table:table-cell office:value-type="float" office:value="0.122449">
            <text:p>0.122449</text:p>
          </table:table-cell>
          <table:table-cell table:formula="of:=100*[.D15]" office:value-type="float" office:value="12.2449">
            <text:p>12.2449</text:p>
          </table:table-cell>
          <table:table-cell table:formula="of:=SUBSTITUTE([.A15]; &quot;output-bigram-test-&quot;; &quot;&quot;)" office:value-type="string" office:string-value="18">
            <text:p>18</text:p>
          </table:table-cell>
          <table:table-cell table:formula="of:=IF([.E15]&gt;0;[.B15]*100;&quot;&quot;)" office:value-type="float" office:value="40.8163">
            <text:p>40.8163</text:p>
          </table:table-cell>
          <table:table-cell table:formula="of:=IF([.E15]&gt;0;[.C15]*100;&quot;&quot;)" office:value-type="float" office:value="53.0612">
            <text:p>53.0612</text:p>
          </table:table-cell>
          <table:table-cell table:formula="of:=IF([.E15]&gt;0;[.E15];&quot;&quot;)" office:value-type="float" office:value="12.2449">
            <text:p>12.2449</text:p>
          </table:table-cell>
          <table:table-cell table:number-columns-repeated="1015"/>
        </table:table-row>
        <table:table-row table:style-name="ro1">
          <table:table-cell office:value-type="string">
            <text:p>output-bigram-test-19</text:p>
          </table:table-cell>
          <table:table-cell office:value-type="float" office:value="0.606061">
            <text:p>0.606061</text:p>
          </table:table-cell>
          <table:table-cell office:value-type="float" office:value="0.787879">
            <text:p>0.787879</text:p>
          </table:table-cell>
          <table:table-cell office:value-type="float" office:value="0.181818">
            <text:p>0.181818</text:p>
          </table:table-cell>
          <table:table-cell table:formula="of:=100*[.D16]" office:value-type="float" office:value="18.1818">
            <text:p>18.1818</text:p>
          </table:table-cell>
          <table:table-cell table:formula="of:=SUBSTITUTE([.A16]; &quot;output-bigram-test-&quot;; &quot;&quot;)" office:value-type="string" office:string-value="19">
            <text:p>19</text:p>
          </table:table-cell>
          <table:table-cell table:formula="of:=IF([.E16]&gt;0;[.B16]*100;&quot;&quot;)" office:value-type="float" office:value="60.6061">
            <text:p>60.6061</text:p>
          </table:table-cell>
          <table:table-cell table:formula="of:=IF([.E16]&gt;0;[.C16]*100;&quot;&quot;)" office:value-type="float" office:value="78.7879">
            <text:p>78.7879</text:p>
          </table:table-cell>
          <table:table-cell table:formula="of:=IF([.E16]&gt;0;[.E16];&quot;&quot;)" office:value-type="float" office:value="18.1818">
            <text:p>18.1818</text:p>
          </table:table-cell>
          <table:table-cell table:number-columns-repeated="1015"/>
        </table:table-row>
        <table:table-row table:style-name="ro1">
          <table:table-cell office:value-type="string">
            <text:p>output-bigram-test-2</text:p>
          </table:table-cell>
          <table:table-cell table:number-columns-repeated="3" office:value-type="float" office:value="0">
            <text:p>0</text:p>
          </table:table-cell>
          <table:table-cell table:formula="of:=100*[.D17]" office:value-type="float" office:value="0">
            <text:p>0</text:p>
          </table:table-cell>
          <table:table-cell table:formula="of:=SUBSTITUTE([.A17]; &quot;output-bigram-test-&quot;; &quot;&quot;)" office:value-type="string" office:string-value="2">
            <text:p>2</text:p>
          </table:table-cell>
          <table:table-cell table:formula="of:=IF([.E17]&gt;0;[.B17]*100;&quot;&quot;)">
            <text:p/>
          </table:table-cell>
          <table:table-cell table:formula="of:=IF([.E17]&gt;0;[.C17]*100;&quot;&quot;)">
            <text:p/>
          </table:table-cell>
          <table:table-cell table:formula="of:=IF([.E17]&gt;0;[.E17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21</text:p>
          </table:table-cell>
          <table:table-cell office:value-type="float" office:value="0.820513">
            <text:p>0.820513</text:p>
          </table:table-cell>
          <table:table-cell office:value-type="float" office:value="0.854701">
            <text:p>0.854701</text:p>
          </table:table-cell>
          <table:table-cell office:value-type="float" office:value="0.034188">
            <text:p>0.034188</text:p>
          </table:table-cell>
          <table:table-cell table:formula="of:=100*[.D18]" office:value-type="float" office:value="3.4188">
            <text:p>3.4188</text:p>
          </table:table-cell>
          <table:table-cell table:formula="of:=SUBSTITUTE([.A18]; &quot;output-bigram-test-&quot;; &quot;&quot;)" office:value-type="string" office:string-value="21">
            <text:p>21</text:p>
          </table:table-cell>
          <table:table-cell table:formula="of:=IF([.E18]&gt;0;[.B18]*100;&quot;&quot;)" office:value-type="float" office:value="82.0513">
            <text:p>82.0513</text:p>
          </table:table-cell>
          <table:table-cell table:formula="of:=IF([.E18]&gt;0;[.C18]*100;&quot;&quot;)" office:value-type="float" office:value="85.4701">
            <text:p>85.4701</text:p>
          </table:table-cell>
          <table:table-cell table:formula="of:=IF([.E18]&gt;0;[.E18];&quot;&quot;)" office:value-type="float" office:value="3.4188">
            <text:p>3.4188</text:p>
          </table:table-cell>
          <table:table-cell table:number-columns-repeated="1015"/>
        </table:table-row>
        <table:table-row table:style-name="ro1">
          <table:table-cell office:value-type="string">
            <text:p>output-bigram-test-22</text:p>
          </table:table-cell>
          <table:table-cell office:value-type="float" office:value="0.882353">
            <text:p>0.882353</text:p>
          </table:table-cell>
          <table:table-cell office:value-type="float" office:value="0.960784">
            <text:p>0.960784</text:p>
          </table:table-cell>
          <table:table-cell office:value-type="float" office:value="0.078431">
            <text:p>0.078431</text:p>
          </table:table-cell>
          <table:table-cell table:formula="of:=100*[.D19]" office:value-type="float" office:value="7.8431">
            <text:p>7.8431</text:p>
          </table:table-cell>
          <table:table-cell table:formula="of:=SUBSTITUTE([.A19]; &quot;output-bigram-test-&quot;; &quot;&quot;)" office:value-type="string" office:string-value="22">
            <text:p>22</text:p>
          </table:table-cell>
          <table:table-cell table:formula="of:=IF([.E19]&gt;0;[.B19]*100;&quot;&quot;)" office:value-type="float" office:value="88.2353">
            <text:p>88.2353</text:p>
          </table:table-cell>
          <table:table-cell table:formula="of:=IF([.E19]&gt;0;[.C19]*100;&quot;&quot;)" office:value-type="float" office:value="96.0784">
            <text:p>96.0784</text:p>
          </table:table-cell>
          <table:table-cell table:formula="of:=IF([.E19]&gt;0;[.E19];&quot;&quot;)" office:value-type="float" office:value="7.8431">
            <text:p>7.8431</text:p>
          </table:table-cell>
          <table:table-cell table:number-columns-repeated="1015"/>
        </table:table-row>
        <table:table-row table:style-name="ro1">
          <table:table-cell office:value-type="string">
            <text:p>output-bigram-test-28</text:p>
          </table:table-cell>
          <table:table-cell table:number-columns-repeated="2" office:value-type="float" office:value="0.965517">
            <text:p>0.965517</text:p>
          </table:table-cell>
          <table:table-cell office:value-type="float" office:value="0">
            <text:p>0</text:p>
          </table:table-cell>
          <table:table-cell table:formula="of:=100*[.D20]" office:value-type="float" office:value="0">
            <text:p>0</text:p>
          </table:table-cell>
          <table:table-cell table:formula="of:=SUBSTITUTE([.A20]; &quot;output-bigram-test-&quot;; &quot;&quot;)" office:value-type="string" office:string-value="28">
            <text:p>28</text:p>
          </table:table-cell>
          <table:table-cell table:formula="of:=IF([.E20]&gt;0;[.B20]*100;&quot;&quot;)">
            <text:p/>
          </table:table-cell>
          <table:table-cell table:formula="of:=IF([.E20]&gt;0;[.C20]*100;&quot;&quot;)">
            <text:p/>
          </table:table-cell>
          <table:table-cell table:formula="of:=IF([.E20]&gt;0;[.E20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30</text:p>
          </table:table-cell>
          <table:table-cell table:number-columns-repeated="2" office:value-type="float" office:value="0.897436">
            <text:p>0.897436</text:p>
          </table:table-cell>
          <table:table-cell office:value-type="float" office:value="0">
            <text:p>0</text:p>
          </table:table-cell>
          <table:table-cell table:formula="of:=100*[.D21]" office:value-type="float" office:value="0">
            <text:p>0</text:p>
          </table:table-cell>
          <table:table-cell table:formula="of:=SUBSTITUTE([.A21]; &quot;output-bigram-test-&quot;; &quot;&quot;)" office:value-type="string" office:string-value="30">
            <text:p>30</text:p>
          </table:table-cell>
          <table:table-cell table:formula="of:=IF([.E21]&gt;0;[.B21]*100;&quot;&quot;)">
            <text:p/>
          </table:table-cell>
          <table:table-cell table:formula="of:=IF([.E21]&gt;0;[.C21]*100;&quot;&quot;)">
            <text:p/>
          </table:table-cell>
          <table:table-cell table:formula="of:=IF([.E21]&gt;0;[.E21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31</text:p>
          </table:table-cell>
          <table:table-cell office:value-type="float" office:value="0.705882">
            <text:p>0.705882</text:p>
          </table:table-cell>
          <table:table-cell office:value-type="float" office:value="0.794118">
            <text:p>0.794118</text:p>
          </table:table-cell>
          <table:table-cell office:value-type="float" office:value="0.088235">
            <text:p>0.088235</text:p>
          </table:table-cell>
          <table:table-cell table:formula="of:=100*[.D22]" office:value-type="float" office:value="8.8235">
            <text:p>8.8235</text:p>
          </table:table-cell>
          <table:table-cell table:formula="of:=SUBSTITUTE([.A22]; &quot;output-bigram-test-&quot;; &quot;&quot;)" office:value-type="string" office:string-value="31">
            <text:p>31</text:p>
          </table:table-cell>
          <table:table-cell table:formula="of:=IF([.E22]&gt;0;[.B22]*100;&quot;&quot;)" office:value-type="float" office:value="70.5882">
            <text:p>70.5882</text:p>
          </table:table-cell>
          <table:table-cell table:formula="of:=IF([.E22]&gt;0;[.C22]*100;&quot;&quot;)" office:value-type="float" office:value="79.4118">
            <text:p>79.4118</text:p>
          </table:table-cell>
          <table:table-cell table:formula="of:=IF([.E22]&gt;0;[.E22];&quot;&quot;)" office:value-type="float" office:value="8.8235">
            <text:p>8.8235</text:p>
          </table:table-cell>
          <table:table-cell table:number-columns-repeated="1015"/>
        </table:table-row>
        <table:table-row table:style-name="ro1">
          <table:table-cell office:value-type="string">
            <text:p>output-bigram-test-32</text:p>
          </table:table-cell>
          <table:table-cell table:number-columns-repeated="2" office:value-type="float" office:value="0.771429">
            <text:p>0.771429</text:p>
          </table:table-cell>
          <table:table-cell office:value-type="float" office:value="0">
            <text:p>0</text:p>
          </table:table-cell>
          <table:table-cell table:formula="of:=100*[.D23]" office:value-type="float" office:value="0">
            <text:p>0</text:p>
          </table:table-cell>
          <table:table-cell table:formula="of:=SUBSTITUTE([.A23]; &quot;output-bigram-test-&quot;; &quot;&quot;)" office:value-type="string" office:string-value="32">
            <text:p>32</text:p>
          </table:table-cell>
          <table:table-cell table:formula="of:=IF([.E23]&gt;0;[.B23]*100;&quot;&quot;)">
            <text:p/>
          </table:table-cell>
          <table:table-cell table:formula="of:=IF([.E23]&gt;0;[.C23]*100;&quot;&quot;)">
            <text:p/>
          </table:table-cell>
          <table:table-cell table:formula="of:=IF([.E23]&gt;0;[.E23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00*[.D24]" office:value-type="float" office:value="0">
            <text:p>0</text:p>
          </table:table-cell>
          <table:table-cell table:formula="of:=SUBSTITUTE([.A24]; &quot;output-bigram-test-&quot;; &quot;&quot;)" office:value-type="string" office:string-value="33">
            <text:p>33</text:p>
          </table:table-cell>
          <table:table-cell table:formula="of:=IF([.E24]&gt;0;[.B24]*100;&quot;&quot;)">
            <text:p/>
          </table:table-cell>
          <table:table-cell table:formula="of:=IF([.E24]&gt;0;[.C24]*100;&quot;&quot;)">
            <text:p/>
          </table:table-cell>
          <table:table-cell table:formula="of:=IF([.E24]&gt;0;[.E24];&quot;&quot;)">
            <text:p/>
          </table:table-cell>
          <table:table-cell>
            <draw:frame table:end-cell-address="Sheet1.Q44" table:end-x="1.702cm" table:end-y="0.34cm" draw:z-index="1" draw:style-name="gr1" svg:width="15.999cm" svg:height="8.999cm" svg:x="1.51cm" svg:y="0.339cm">
              <draw:object draw:notify-on-update-of-ranges="Sheet1.B1:Sheet1.B1 Sheet1.B2:Sheet1.B77 Sheet1.C1:Sheet1.C1 Sheet1.C2:Sheet1.C7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string">
            <text:p>output-bigram-test-34</text:p>
          </table:table-cell>
          <table:table-cell office:value-type="float" office:value="0.513514">
            <text:p>0.513514</text:p>
          </table:table-cell>
          <table:table-cell office:value-type="float" office:value="0.621622">
            <text:p>0.621622</text:p>
          </table:table-cell>
          <table:table-cell office:value-type="float" office:value="0.108108">
            <text:p>0.108108</text:p>
          </table:table-cell>
          <table:table-cell table:formula="of:=100*[.D25]" office:value-type="float" office:value="10.8108">
            <text:p>10.8108</text:p>
          </table:table-cell>
          <table:table-cell table:formula="of:=SUBSTITUTE([.A25]; &quot;output-bigram-test-&quot;; &quot;&quot;)" office:value-type="string" office:string-value="34">
            <text:p>34</text:p>
          </table:table-cell>
          <table:table-cell table:formula="of:=IF([.E25]&gt;0;[.B25]*100;&quot;&quot;)" office:value-type="float" office:value="51.3514">
            <text:p>51.3514</text:p>
          </table:table-cell>
          <table:table-cell table:formula="of:=IF([.E25]&gt;0;[.C25]*100;&quot;&quot;)" office:value-type="float" office:value="62.1622">
            <text:p>62.1622</text:p>
          </table:table-cell>
          <table:table-cell table:formula="of:=IF([.E25]&gt;0;[.E25];&quot;&quot;)" office:value-type="float" office:value="10.8108">
            <text:p>10.8108</text:p>
          </table:table-cell>
          <table:table-cell table:number-columns-repeated="1015"/>
        </table:table-row>
        <table:table-row table:style-name="ro1">
          <table:table-cell office:value-type="string">
            <text:p>output-bigram-test-35</text:p>
          </table:table-cell>
          <table:table-cell table:number-columns-repeated="2" office:value-type="float" office:value="0.714286">
            <text:p>0.714286</text:p>
          </table:table-cell>
          <table:table-cell office:value-type="float" office:value="0">
            <text:p>0</text:p>
          </table:table-cell>
          <table:table-cell table:formula="of:=100*[.D26]" office:value-type="float" office:value="0">
            <text:p>0</text:p>
          </table:table-cell>
          <table:table-cell table:formula="of:=SUBSTITUTE([.A26]; &quot;output-bigram-test-&quot;; &quot;&quot;)" office:value-type="string" office:string-value="35">
            <text:p>35</text:p>
          </table:table-cell>
          <table:table-cell table:formula="of:=IF([.E26]&gt;0;[.B26]*100;&quot;&quot;)">
            <text:p/>
          </table:table-cell>
          <table:table-cell table:formula="of:=IF([.E26]&gt;0;[.C26]*100;&quot;&quot;)">
            <text:p/>
          </table:table-cell>
          <table:table-cell table:formula="of:=IF([.E26]&gt;0;[.E26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36</text:p>
          </table:table-cell>
          <table:table-cell office:value-type="float" office:value="0.875">
            <text:p>0.875</text:p>
          </table:table-cell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table:formula="of:=100*[.D27]" office:value-type="float" office:value="6.25">
            <text:p>6.25</text:p>
          </table:table-cell>
          <table:table-cell table:formula="of:=SUBSTITUTE([.A27]; &quot;output-bigram-test-&quot;; &quot;&quot;)" office:value-type="string" office:string-value="36">
            <text:p>36</text:p>
          </table:table-cell>
          <table:table-cell table:formula="of:=IF([.E27]&gt;0;[.B27]*100;&quot;&quot;)" office:value-type="float" office:value="87.5">
            <text:p>87.5</text:p>
          </table:table-cell>
          <table:table-cell table:formula="of:=IF([.E27]&gt;0;[.C27]*100;&quot;&quot;)" office:value-type="float" office:value="93.75">
            <text:p>93.75</text:p>
          </table:table-cell>
          <table:table-cell table:formula="of:=IF([.E27]&gt;0;[.E27];&quot;&quot;)" office:value-type="float" office:value="6.25">
            <text:p>6.25</text:p>
          </table:table-cell>
          <table:table-cell table:number-columns-repeated="1015"/>
        </table:table-row>
        <table:table-row table:style-name="ro1">
          <table:table-cell office:value-type="string">
            <text:p>output-bigram-test-37</text:p>
          </table:table-cell>
          <table:table-cell table:number-columns-repeated="2" office:value-type="float" office:value="0.909091">
            <text:p>0.909091</text:p>
          </table:table-cell>
          <table:table-cell office:value-type="float" office:value="0">
            <text:p>0</text:p>
          </table:table-cell>
          <table:table-cell table:formula="of:=100*[.D28]" office:value-type="float" office:value="0">
            <text:p>0</text:p>
          </table:table-cell>
          <table:table-cell table:formula="of:=SUBSTITUTE([.A28]; &quot;output-bigram-test-&quot;; &quot;&quot;)" office:value-type="string" office:string-value="37">
            <text:p>37</text:p>
          </table:table-cell>
          <table:table-cell table:formula="of:=IF([.E28]&gt;0;[.B28]*100;&quot;&quot;)">
            <text:p/>
          </table:table-cell>
          <table:table-cell table:formula="of:=IF([.E28]&gt;0;[.C28]*100;&quot;&quot;)">
            <text:p/>
          </table:table-cell>
          <table:table-cell table:formula="of:=IF([.E28]&gt;0;[.E28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3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00*[.D29]" office:value-type="float" office:value="0">
            <text:p>0</text:p>
          </table:table-cell>
          <table:table-cell table:formula="of:=SUBSTITUTE([.A29]; &quot;output-bigram-test-&quot;; &quot;&quot;)" office:value-type="string" office:string-value="38">
            <text:p>38</text:p>
          </table:table-cell>
          <table:table-cell table:formula="of:=IF([.E29]&gt;0;[.B29]*100;&quot;&quot;)">
            <text:p/>
          </table:table-cell>
          <table:table-cell table:formula="of:=IF([.E29]&gt;0;[.C29]*100;&quot;&quot;)">
            <text:p/>
          </table:table-cell>
          <table:table-cell table:formula="of:=IF([.E29]&gt;0;[.E29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4</text:p>
          </table:table-cell>
          <table:table-cell table:number-columns-repeated="2" office:value-type="float" office:value="0.942529">
            <text:p>0.942529</text:p>
          </table:table-cell>
          <table:table-cell office:value-type="float" office:value="0">
            <text:p>0</text:p>
          </table:table-cell>
          <table:table-cell table:formula="of:=100*[.D30]" office:value-type="float" office:value="0">
            <text:p>0</text:p>
          </table:table-cell>
          <table:table-cell table:formula="of:=SUBSTITUTE([.A30]; &quot;output-bigram-test-&quot;; &quot;&quot;)" office:value-type="string" office:string-value="4">
            <text:p>4</text:p>
          </table:table-cell>
          <table:table-cell table:formula="of:=IF([.E30]&gt;0;[.B30]*100;&quot;&quot;)">
            <text:p/>
          </table:table-cell>
          <table:table-cell table:formula="of:=IF([.E30]&gt;0;[.C30]*100;&quot;&quot;)">
            <text:p/>
          </table:table-cell>
          <table:table-cell table:formula="of:=IF([.E30]&gt;0;[.E30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41</text:p>
          </table:table-cell>
          <table:table-cell table:number-columns-repeated="2" office:value-type="float" office:value="0.883117">
            <text:p>0.883117</text:p>
          </table:table-cell>
          <table:table-cell office:value-type="float" office:value="0">
            <text:p>0</text:p>
          </table:table-cell>
          <table:table-cell table:formula="of:=100*[.D31]" office:value-type="float" office:value="0">
            <text:p>0</text:p>
          </table:table-cell>
          <table:table-cell table:formula="of:=SUBSTITUTE([.A31]; &quot;output-bigram-test-&quot;; &quot;&quot;)" office:value-type="string" office:string-value="41">
            <text:p>41</text:p>
          </table:table-cell>
          <table:table-cell table:formula="of:=IF([.E31]&gt;0;[.B31]*100;&quot;&quot;)">
            <text:p/>
          </table:table-cell>
          <table:table-cell table:formula="of:=IF([.E31]&gt;0;[.C31]*100;&quot;&quot;)">
            <text:p/>
          </table:table-cell>
          <table:table-cell table:formula="of:=IF([.E31]&gt;0;[.E31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42</text:p>
          </table:table-cell>
          <table:table-cell office:value-type="float" office:value="0.87619">
            <text:p>0.87619</text:p>
          </table:table-cell>
          <table:table-cell office:value-type="float" office:value="0.895238">
            <text:p>0.895238</text:p>
          </table:table-cell>
          <table:table-cell office:value-type="float" office:value="0.019048">
            <text:p>0.019048</text:p>
          </table:table-cell>
          <table:table-cell table:formula="of:=100*[.D32]" office:value-type="float" office:value="1.9048">
            <text:p>1.9048</text:p>
          </table:table-cell>
          <table:table-cell table:formula="of:=SUBSTITUTE([.A32]; &quot;output-bigram-test-&quot;; &quot;&quot;)" office:value-type="string" office:string-value="42">
            <text:p>42</text:p>
          </table:table-cell>
          <table:table-cell table:formula="of:=IF([.E32]&gt;0;[.B32]*100;&quot;&quot;)" office:value-type="float" office:value="87.619">
            <text:p>87.619</text:p>
          </table:table-cell>
          <table:table-cell table:formula="of:=IF([.E32]&gt;0;[.C32]*100;&quot;&quot;)" office:value-type="float" office:value="89.5238">
            <text:p>89.5238</text:p>
          </table:table-cell>
          <table:table-cell table:formula="of:=IF([.E32]&gt;0;[.E32];&quot;&quot;)" office:value-type="float" office:value="1.9048">
            <text:p>1.9048</text:p>
          </table:table-cell>
          <table:table-cell table:number-columns-repeated="1015"/>
        </table:table-row>
        <table:table-row table:style-name="ro1">
          <table:table-cell office:value-type="string">
            <text:p>output-bigram-test-43</text:p>
          </table:table-cell>
          <table:table-cell table:number-columns-repeated="2" office:value-type="float" office:value="0.818182">
            <text:p>0.818182</text:p>
          </table:table-cell>
          <table:table-cell office:value-type="float" office:value="0">
            <text:p>0</text:p>
          </table:table-cell>
          <table:table-cell table:formula="of:=100*[.D33]" office:value-type="float" office:value="0">
            <text:p>0</text:p>
          </table:table-cell>
          <table:table-cell table:formula="of:=SUBSTITUTE([.A33]; &quot;output-bigram-test-&quot;; &quot;&quot;)" office:value-type="string" office:string-value="43">
            <text:p>43</text:p>
          </table:table-cell>
          <table:table-cell table:formula="of:=IF([.E33]&gt;0;[.B33]*100;&quot;&quot;)">
            <text:p/>
          </table:table-cell>
          <table:table-cell table:formula="of:=IF([.E33]&gt;0;[.C33]*100;&quot;&quot;)">
            <text:p/>
          </table:table-cell>
          <table:table-cell table:formula="of:=IF([.E33]&gt;0;[.E33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44</text:p>
          </table:table-cell>
          <table:table-cell table:number-columns-repeated="2" office:value-type="float" office:value="0.909091">
            <text:p>0.909091</text:p>
          </table:table-cell>
          <table:table-cell office:value-type="float" office:value="0">
            <text:p>0</text:p>
          </table:table-cell>
          <table:table-cell table:formula="of:=100*[.D34]" office:value-type="float" office:value="0">
            <text:p>0</text:p>
          </table:table-cell>
          <table:table-cell table:formula="of:=SUBSTITUTE([.A34]; &quot;output-bigram-test-&quot;; &quot;&quot;)" office:value-type="string" office:string-value="44">
            <text:p>44</text:p>
          </table:table-cell>
          <table:table-cell table:formula="of:=IF([.E34]&gt;0;[.B34]*100;&quot;&quot;)">
            <text:p/>
          </table:table-cell>
          <table:table-cell table:formula="of:=IF([.E34]&gt;0;[.C34]*100;&quot;&quot;)">
            <text:p/>
          </table:table-cell>
          <table:table-cell table:formula="of:=IF([.E34]&gt;0;[.E34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45</text:p>
          </table:table-cell>
          <table:table-cell table:number-columns-repeated="2" office:value-type="float" office:value="0.827586">
            <text:p>0.827586</text:p>
          </table:table-cell>
          <table:table-cell office:value-type="float" office:value="0">
            <text:p>0</text:p>
          </table:table-cell>
          <table:table-cell table:formula="of:=100*[.D35]" office:value-type="float" office:value="0">
            <text:p>0</text:p>
          </table:table-cell>
          <table:table-cell table:formula="of:=SUBSTITUTE([.A35]; &quot;output-bigram-test-&quot;; &quot;&quot;)" office:value-type="string" office:string-value="45">
            <text:p>45</text:p>
          </table:table-cell>
          <table:table-cell table:formula="of:=IF([.E35]&gt;0;[.B35]*100;&quot;&quot;)">
            <text:p/>
          </table:table-cell>
          <table:table-cell table:formula="of:=IF([.E35]&gt;0;[.C35]*100;&quot;&quot;)">
            <text:p/>
          </table:table-cell>
          <table:table-cell table:formula="of:=IF([.E35]&gt;0;[.E35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46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">
            <text:p>0</text:p>
          </table:table-cell>
          <table:table-cell table:formula="of:=100*[.D36]" office:value-type="float" office:value="0">
            <text:p>0</text:p>
          </table:table-cell>
          <table:table-cell table:formula="of:=SUBSTITUTE([.A36]; &quot;output-bigram-test-&quot;; &quot;&quot;)" office:value-type="string" office:string-value="46">
            <text:p>46</text:p>
          </table:table-cell>
          <table:table-cell table:formula="of:=IF([.E36]&gt;0;[.B36]*100;&quot;&quot;)">
            <text:p/>
          </table:table-cell>
          <table:table-cell table:formula="of:=IF([.E36]&gt;0;[.C36]*100;&quot;&quot;)">
            <text:p/>
          </table:table-cell>
          <table:table-cell table:formula="of:=IF([.E36]&gt;0;[.E36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47</text:p>
          </table:table-cell>
          <table:table-cell office:value-type="float" office:value="0.666667">
            <text:p>0.666667</text:p>
          </table:table-cell>
          <table:table-cell office:value-type="float" office:value="0.833333">
            <text:p>0.833333</text:p>
          </table:table-cell>
          <table:table-cell office:value-type="float" office:value="0.166667">
            <text:p>0.166667</text:p>
          </table:table-cell>
          <table:table-cell table:formula="of:=100*[.D37]" office:value-type="float" office:value="16.6667">
            <text:p>16.6667</text:p>
          </table:table-cell>
          <table:table-cell table:formula="of:=SUBSTITUTE([.A37]; &quot;output-bigram-test-&quot;; &quot;&quot;)" office:value-type="string" office:string-value="47">
            <text:p>47</text:p>
          </table:table-cell>
          <table:table-cell table:formula="of:=IF([.E37]&gt;0;[.B37]*100;&quot;&quot;)" office:value-type="float" office:value="66.6667">
            <text:p>66.6667</text:p>
          </table:table-cell>
          <table:table-cell table:formula="of:=IF([.E37]&gt;0;[.C37]*100;&quot;&quot;)" office:value-type="float" office:value="83.3333">
            <text:p>83.3333</text:p>
          </table:table-cell>
          <table:table-cell table:formula="of:=IF([.E37]&gt;0;[.E37];&quot;&quot;)" office:value-type="float" office:value="16.6667">
            <text:p>16.6667</text:p>
          </table:table-cell>
          <table:table-cell table:number-columns-repeated="1015"/>
        </table:table-row>
        <table:table-row table:style-name="ro1">
          <table:table-cell office:value-type="string">
            <text:p>output-bigram-test-48</text:p>
          </table:table-cell>
          <table:table-cell office:value-type="float" office:value="0.875">
            <text:p>0.875</text:p>
          </table:table-cell>
          <table:table-cell office:value-type="float" office:value="0.925">
            <text:p>0.925</text:p>
          </table:table-cell>
          <table:table-cell office:value-type="float" office:value="0.05">
            <text:p>0.05</text:p>
          </table:table-cell>
          <table:table-cell table:formula="of:=100*[.D38]" office:value-type="float" office:value="5">
            <text:p>5</text:p>
          </table:table-cell>
          <table:table-cell table:formula="of:=SUBSTITUTE([.A38]; &quot;output-bigram-test-&quot;; &quot;&quot;)" office:value-type="string" office:string-value="48">
            <text:p>48</text:p>
          </table:table-cell>
          <table:table-cell table:formula="of:=IF([.E38]&gt;0;[.B38]*100;&quot;&quot;)" office:value-type="float" office:value="87.5">
            <text:p>87.5</text:p>
          </table:table-cell>
          <table:table-cell table:formula="of:=IF([.E38]&gt;0;[.C38]*100;&quot;&quot;)" office:value-type="float" office:value="92.5">
            <text:p>92.5</text:p>
          </table:table-cell>
          <table:table-cell table:formula="of:=IF([.E38]&gt;0;[.E38];&quot;&quot;)"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output-bigram-test-49</text:p>
          </table:table-cell>
          <table:table-cell table:number-columns-repeated="2" office:value-type="float" office:value="0.915663">
            <text:p>0.915663</text:p>
          </table:table-cell>
          <table:table-cell office:value-type="float" office:value="0">
            <text:p>0</text:p>
          </table:table-cell>
          <table:table-cell table:formula="of:=100*[.D39]" office:value-type="float" office:value="0">
            <text:p>0</text:p>
          </table:table-cell>
          <table:table-cell table:formula="of:=SUBSTITUTE([.A39]; &quot;output-bigram-test-&quot;; &quot;&quot;)" office:value-type="string" office:string-value="49">
            <text:p>49</text:p>
          </table:table-cell>
          <table:table-cell table:formula="of:=IF([.E39]&gt;0;[.B39]*100;&quot;&quot;)">
            <text:p/>
          </table:table-cell>
          <table:table-cell table:formula="of:=IF([.E39]&gt;0;[.C39]*100;&quot;&quot;)">
            <text:p/>
          </table:table-cell>
          <table:table-cell table:formula="of:=IF([.E39]&gt;0;[.E39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51</text:p>
          </table:table-cell>
          <table:table-cell table:number-columns-repeated="2" office:value-type="float" office:value="0.958333">
            <text:p>0.958333</text:p>
          </table:table-cell>
          <table:table-cell office:value-type="float" office:value="0">
            <text:p>0</text:p>
          </table:table-cell>
          <table:table-cell table:formula="of:=100*[.D40]" office:value-type="float" office:value="0">
            <text:p>0</text:p>
          </table:table-cell>
          <table:table-cell table:formula="of:=SUBSTITUTE([.A40]; &quot;output-bigram-test-&quot;; &quot;&quot;)" office:value-type="string" office:string-value="51">
            <text:p>51</text:p>
          </table:table-cell>
          <table:table-cell table:formula="of:=IF([.E40]&gt;0;[.B40]*100;&quot;&quot;)">
            <text:p/>
          </table:table-cell>
          <table:table-cell table:formula="of:=IF([.E40]&gt;0;[.C40]*100;&quot;&quot;)">
            <text:p/>
          </table:table-cell>
          <table:table-cell table:formula="of:=IF([.E40]&gt;0;[.E40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52</text:p>
          </table:table-cell>
          <table:table-cell office:value-type="float" office:value="0.778443">
            <text:p>0.778443</text:p>
          </table:table-cell>
          <table:table-cell office:value-type="float" office:value="0.826347">
            <text:p>0.826347</text:p>
          </table:table-cell>
          <table:table-cell office:value-type="float" office:value="0.047904">
            <text:p>0.047904</text:p>
          </table:table-cell>
          <table:table-cell table:formula="of:=100*[.D41]" office:value-type="float" office:value="4.7904">
            <text:p>4.7904</text:p>
          </table:table-cell>
          <table:table-cell table:formula="of:=SUBSTITUTE([.A41]; &quot;output-bigram-test-&quot;; &quot;&quot;)" office:value-type="string" office:string-value="52">
            <text:p>52</text:p>
          </table:table-cell>
          <table:table-cell table:formula="of:=IF([.E41]&gt;0;[.B41]*100;&quot;&quot;)" office:value-type="float" office:value="77.8443">
            <text:p>77.8443</text:p>
          </table:table-cell>
          <table:table-cell table:formula="of:=IF([.E41]&gt;0;[.C41]*100;&quot;&quot;)" office:value-type="float" office:value="82.6347">
            <text:p>82.6347</text:p>
          </table:table-cell>
          <table:table-cell table:formula="of:=IF([.E41]&gt;0;[.E41];&quot;&quot;)" office:value-type="float" office:value="4.7904">
            <text:p>4.7904</text:p>
          </table:table-cell>
          <table:table-cell table:number-columns-repeated="1015"/>
        </table:table-row>
        <table:table-row table:style-name="ro1">
          <table:table-cell office:value-type="string">
            <text:p>output-bigram-test-53</text:p>
          </table:table-cell>
          <table:table-cell office:value-type="float" office:value="0.873563">
            <text:p>0.873563</text:p>
          </table:table-cell>
          <table:table-cell office:value-type="float" office:value="0.896552">
            <text:p>0.896552</text:p>
          </table:table-cell>
          <table:table-cell office:value-type="float" office:value="0.022989">
            <text:p>0.022989</text:p>
          </table:table-cell>
          <table:table-cell table:formula="of:=100*[.D42]" office:value-type="float" office:value="2.2989">
            <text:p>2.2989</text:p>
          </table:table-cell>
          <table:table-cell table:formula="of:=SUBSTITUTE([.A42]; &quot;output-bigram-test-&quot;; &quot;&quot;)" office:value-type="string" office:string-value="53">
            <text:p>53</text:p>
          </table:table-cell>
          <table:table-cell table:formula="of:=IF([.E42]&gt;0;[.B42]*100;&quot;&quot;)" office:value-type="float" office:value="87.3563">
            <text:p>87.3563</text:p>
          </table:table-cell>
          <table:table-cell table:formula="of:=IF([.E42]&gt;0;[.C42]*100;&quot;&quot;)" office:value-type="float" office:value="89.6552">
            <text:p>89.6552</text:p>
          </table:table-cell>
          <table:table-cell table:formula="of:=IF([.E42]&gt;0;[.E42];&quot;&quot;)" office:value-type="float" office:value="2.2989">
            <text:p>2.2989</text:p>
          </table:table-cell>
          <table:table-cell table:number-columns-repeated="1015"/>
        </table:table-row>
        <table:table-row table:style-name="ro1">
          <table:table-cell office:value-type="string">
            <text:p>output-bigram-test-54</text:p>
          </table:table-cell>
          <table:table-cell table:number-columns-repeated="2" office:value-type="float" office:value="0.862745">
            <text:p>0.862745</text:p>
          </table:table-cell>
          <table:table-cell office:value-type="float" office:value="0">
            <text:p>0</text:p>
          </table:table-cell>
          <table:table-cell table:formula="of:=100*[.D43]" office:value-type="float" office:value="0">
            <text:p>0</text:p>
          </table:table-cell>
          <table:table-cell table:formula="of:=SUBSTITUTE([.A43]; &quot;output-bigram-test-&quot;; &quot;&quot;)" office:value-type="string" office:string-value="54">
            <text:p>54</text:p>
          </table:table-cell>
          <table:table-cell table:formula="of:=IF([.E43]&gt;0;[.B43]*100;&quot;&quot;)">
            <text:p/>
          </table:table-cell>
          <table:table-cell table:formula="of:=IF([.E43]&gt;0;[.C43]*100;&quot;&quot;)">
            <text:p/>
          </table:table-cell>
          <table:table-cell table:formula="of:=IF([.E43]&gt;0;[.E43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5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00*[.D44]" office:value-type="float" office:value="0">
            <text:p>0</text:p>
          </table:table-cell>
          <table:table-cell table:formula="of:=SUBSTITUTE([.A44]; &quot;output-bigram-test-&quot;; &quot;&quot;)" office:value-type="string" office:string-value="55">
            <text:p>55</text:p>
          </table:table-cell>
          <table:table-cell table:formula="of:=IF([.E44]&gt;0;[.B44]*100;&quot;&quot;)">
            <text:p/>
          </table:table-cell>
          <table:table-cell table:formula="of:=IF([.E44]&gt;0;[.C44]*100;&quot;&quot;)">
            <text:p/>
          </table:table-cell>
          <table:table-cell table:formula="of:=IF([.E44]&gt;0;[.E44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56</text:p>
          </table:table-cell>
          <table:table-cell table:number-columns-repeated="2" office:value-type="float" office:value="0.804878">
            <text:p>0.804878</text:p>
          </table:table-cell>
          <table:table-cell office:value-type="float" office:value="0">
            <text:p>0</text:p>
          </table:table-cell>
          <table:table-cell table:formula="of:=100*[.D45]" office:value-type="float" office:value="0">
            <text:p>0</text:p>
          </table:table-cell>
          <table:table-cell table:formula="of:=SUBSTITUTE([.A45]; &quot;output-bigram-test-&quot;; &quot;&quot;)" office:value-type="string" office:string-value="56">
            <text:p>56</text:p>
          </table:table-cell>
          <table:table-cell table:formula="of:=IF([.E45]&gt;0;[.B45]*100;&quot;&quot;)">
            <text:p/>
          </table:table-cell>
          <table:table-cell table:formula="of:=IF([.E45]&gt;0;[.C45]*100;&quot;&quot;)">
            <text:p/>
          </table:table-cell>
          <table:table-cell table:formula="of:=IF([.E45]&gt;0;[.E45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57</text:p>
          </table:table-cell>
          <table:table-cell table:number-columns-repeated="2" office:value-type="float" office:value="0.849558">
            <text:p>0.849558</text:p>
          </table:table-cell>
          <table:table-cell office:value-type="float" office:value="0">
            <text:p>0</text:p>
          </table:table-cell>
          <table:table-cell table:formula="of:=100*[.D46]" office:value-type="float" office:value="0">
            <text:p>0</text:p>
          </table:table-cell>
          <table:table-cell table:formula="of:=SUBSTITUTE([.A46]; &quot;output-bigram-test-&quot;; &quot;&quot;)" office:value-type="string" office:string-value="57">
            <text:p>57</text:p>
          </table:table-cell>
          <table:table-cell table:formula="of:=IF([.E46]&gt;0;[.B46]*100;&quot;&quot;)">
            <text:p/>
          </table:table-cell>
          <table:table-cell table:formula="of:=IF([.E46]&gt;0;[.C46]*100;&quot;&quot;)">
            <text:p/>
          </table:table-cell>
          <table:table-cell table:formula="of:=IF([.E46]&gt;0;[.E46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58</text:p>
          </table:table-cell>
          <table:table-cell table:number-columns-repeated="2" office:value-type="float" office:value="0.666667">
            <text:p>0.666667</text:p>
          </table:table-cell>
          <table:table-cell office:value-type="float" office:value="0">
            <text:p>0</text:p>
          </table:table-cell>
          <table:table-cell table:formula="of:=100*[.D47]" office:value-type="float" office:value="0">
            <text:p>0</text:p>
          </table:table-cell>
          <table:table-cell table:formula="of:=SUBSTITUTE([.A47]; &quot;output-bigram-test-&quot;; &quot;&quot;)" office:value-type="string" office:string-value="58">
            <text:p>58</text:p>
          </table:table-cell>
          <table:table-cell table:formula="of:=IF([.E47]&gt;0;[.B47]*100;&quot;&quot;)">
            <text:p/>
          </table:table-cell>
          <table:table-cell table:formula="of:=IF([.E47]&gt;0;[.C47]*100;&quot;&quot;)">
            <text:p/>
          </table:table-cell>
          <table:table-cell table:formula="of:=IF([.E47]&gt;0;[.E47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60</text:p>
          </table:table-cell>
          <table:table-cell office:value-type="float" office:value="0.938776">
            <text:p>0.938776</text:p>
          </table:table-cell>
          <table:table-cell office:value-type="float" office:value="0.979592">
            <text:p>0.979592</text:p>
          </table:table-cell>
          <table:table-cell office:value-type="float" office:value="0.040816">
            <text:p>0.040816</text:p>
          </table:table-cell>
          <table:table-cell table:formula="of:=100*[.D48]" office:value-type="float" office:value="4.0816">
            <text:p>4.0816</text:p>
          </table:table-cell>
          <table:table-cell table:formula="of:=SUBSTITUTE([.A48]; &quot;output-bigram-test-&quot;; &quot;&quot;)" office:value-type="string" office:string-value="60">
            <text:p>60</text:p>
          </table:table-cell>
          <table:table-cell table:formula="of:=IF([.E48]&gt;0;[.B48]*100;&quot;&quot;)" office:value-type="float" office:value="93.8776">
            <text:p>93.8776</text:p>
          </table:table-cell>
          <table:table-cell table:formula="of:=IF([.E48]&gt;0;[.C48]*100;&quot;&quot;)" office:value-type="float" office:value="97.9592">
            <text:p>97.9592</text:p>
          </table:table-cell>
          <table:table-cell table:formula="of:=IF([.E48]&gt;0;[.E48];&quot;&quot;)" office:value-type="float" office:value="4.0816">
            <text:p>4.0816</text:p>
          </table:table-cell>
          <table:table-cell table:number-columns-repeated="1015"/>
        </table:table-row>
        <table:table-row table:style-name="ro1">
          <table:table-cell office:value-type="string">
            <text:p>output-bigram-test-62</text:p>
          </table:table-cell>
          <table:table-cell table:number-columns-repeated="2" office:value-type="float" office:value="0.878505">
            <text:p>0.878505</text:p>
          </table:table-cell>
          <table:table-cell office:value-type="float" office:value="0">
            <text:p>0</text:p>
          </table:table-cell>
          <table:table-cell table:formula="of:=100*[.D49]" office:value-type="float" office:value="0">
            <text:p>0</text:p>
          </table:table-cell>
          <table:table-cell table:formula="of:=SUBSTITUTE([.A49]; &quot;output-bigram-test-&quot;; &quot;&quot;)" office:value-type="string" office:string-value="62">
            <text:p>62</text:p>
          </table:table-cell>
          <table:table-cell table:formula="of:=IF([.E49]&gt;0;[.B49]*100;&quot;&quot;)">
            <text:p/>
          </table:table-cell>
          <table:table-cell table:formula="of:=IF([.E49]&gt;0;[.C49]*100;&quot;&quot;)">
            <text:p/>
          </table:table-cell>
          <table:table-cell table:formula="of:=IF([.E49]&gt;0;[.E49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63</text:p>
          </table:table-cell>
          <table:table-cell office:value-type="float" office:value="0.938272">
            <text:p>0.938272</text:p>
          </table:table-cell>
          <table:table-cell office:value-type="float" office:value="0.962963">
            <text:p>0.962963</text:p>
          </table:table-cell>
          <table:table-cell office:value-type="float" office:value="0.024691">
            <text:p>0.024691</text:p>
          </table:table-cell>
          <table:table-cell table:formula="of:=100*[.D50]" office:value-type="float" office:value="2.4691">
            <text:p>2.4691</text:p>
          </table:table-cell>
          <table:table-cell table:formula="of:=SUBSTITUTE([.A50]; &quot;output-bigram-test-&quot;; &quot;&quot;)" office:value-type="string" office:string-value="63">
            <text:p>63</text:p>
          </table:table-cell>
          <table:table-cell table:formula="of:=IF([.E50]&gt;0;[.B50]*100;&quot;&quot;)" office:value-type="float" office:value="93.8272">
            <text:p>93.8272</text:p>
          </table:table-cell>
          <table:table-cell table:formula="of:=IF([.E50]&gt;0;[.C50]*100;&quot;&quot;)" office:value-type="float" office:value="96.2963">
            <text:p>96.2963</text:p>
          </table:table-cell>
          <table:table-cell table:formula="of:=IF([.E50]&gt;0;[.E50];&quot;&quot;)" office:value-type="float" office:value="2.4691">
            <text:p>2.4691</text:p>
          </table:table-cell>
          <table:table-cell table:number-columns-repeated="1015"/>
        </table:table-row>
        <table:table-row table:style-name="ro1">
          <table:table-cell office:value-type="string">
            <text:p>output-bigram-test-64</text:p>
          </table:table-cell>
          <table:table-cell office:value-type="float" office:value="0.603774">
            <text:p>0.603774</text:p>
          </table:table-cell>
          <table:table-cell office:value-type="float" office:value="0.679245">
            <text:p>0.679245</text:p>
          </table:table-cell>
          <table:table-cell office:value-type="float" office:value="0.075472">
            <text:p>0.075472</text:p>
          </table:table-cell>
          <table:table-cell table:formula="of:=100*[.D51]" office:value-type="float" office:value="7.5472">
            <text:p>7.5472</text:p>
          </table:table-cell>
          <table:table-cell table:formula="of:=SUBSTITUTE([.A51]; &quot;output-bigram-test-&quot;; &quot;&quot;)" office:value-type="string" office:string-value="64">
            <text:p>64</text:p>
          </table:table-cell>
          <table:table-cell table:formula="of:=IF([.E51]&gt;0;[.B51]*100;&quot;&quot;)" office:value-type="float" office:value="60.3774">
            <text:p>60.3774</text:p>
          </table:table-cell>
          <table:table-cell table:formula="of:=IF([.E51]&gt;0;[.C51]*100;&quot;&quot;)" office:value-type="float" office:value="67.9245">
            <text:p>67.9245</text:p>
          </table:table-cell>
          <table:table-cell table:formula="of:=IF([.E51]&gt;0;[.E51];&quot;&quot;)" office:value-type="float" office:value="7.5472">
            <text:p>7.5472</text:p>
          </table:table-cell>
          <table:table-cell table:number-columns-repeated="1015"/>
        </table:table-row>
        <table:table-row table:style-name="ro1">
          <table:table-cell office:value-type="string">
            <text:p>output-bigram-test-65</text:p>
          </table:table-cell>
          <table:table-cell office:value-type="float" office:value="0.371429">
            <text:p>0.371429</text:p>
          </table:table-cell>
          <table:table-cell office:value-type="float" office:value="0.571429">
            <text:p>0.571429</text:p>
          </table:table-cell>
          <table:table-cell office:value-type="float" office:value="0.2">
            <text:p>0.2</text:p>
          </table:table-cell>
          <table:table-cell table:formula="of:=100*[.D52]" office:value-type="float" office:value="20">
            <text:p>20</text:p>
          </table:table-cell>
          <table:table-cell table:formula="of:=SUBSTITUTE([.A52]; &quot;output-bigram-test-&quot;; &quot;&quot;)" office:value-type="string" office:string-value="65">
            <text:p>65</text:p>
          </table:table-cell>
          <table:table-cell table:formula="of:=IF([.E52]&gt;0;[.B52]*100;&quot;&quot;)" office:value-type="float" office:value="37.1429">
            <text:p>37.1429</text:p>
          </table:table-cell>
          <table:table-cell table:formula="of:=IF([.E52]&gt;0;[.C52]*100;&quot;&quot;)" office:value-type="float" office:value="57.1429">
            <text:p>57.1429</text:p>
          </table:table-cell>
          <table:table-cell table:formula="of:=IF([.E52]&gt;0;[.E52];&quot;&quot;)"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string">
            <text:p>output-bigram-test-66</text:p>
          </table:table-cell>
          <table:table-cell table:number-columns-repeated="2" office:value-type="float" office:value="0.714286">
            <text:p>0.714286</text:p>
          </table:table-cell>
          <table:table-cell office:value-type="float" office:value="0">
            <text:p>0</text:p>
          </table:table-cell>
          <table:table-cell table:formula="of:=100*[.D53]" office:value-type="float" office:value="0">
            <text:p>0</text:p>
          </table:table-cell>
          <table:table-cell table:formula="of:=SUBSTITUTE([.A53]; &quot;output-bigram-test-&quot;; &quot;&quot;)" office:value-type="string" office:string-value="66">
            <text:p>66</text:p>
          </table:table-cell>
          <table:table-cell table:formula="of:=IF([.E53]&gt;0;[.B53]*100;&quot;&quot;)">
            <text:p/>
          </table:table-cell>
          <table:table-cell table:formula="of:=IF([.E53]&gt;0;[.C53]*100;&quot;&quot;)">
            <text:p/>
          </table:table-cell>
          <table:table-cell table:formula="of:=IF([.E53]&gt;0;[.E53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67</text:p>
          </table:table-cell>
          <table:table-cell table:number-columns-repeated="3" office:value-type="float" office:value="0">
            <text:p>0</text:p>
          </table:table-cell>
          <table:table-cell table:formula="of:=100*[.D54]" office:value-type="float" office:value="0">
            <text:p>0</text:p>
          </table:table-cell>
          <table:table-cell table:formula="of:=SUBSTITUTE([.A54]; &quot;output-bigram-test-&quot;; &quot;&quot;)" office:value-type="string" office:string-value="67">
            <text:p>67</text:p>
          </table:table-cell>
          <table:table-cell table:formula="of:=IF([.E54]&gt;0;[.B54]*100;&quot;&quot;)">
            <text:p/>
          </table:table-cell>
          <table:table-cell table:formula="of:=IF([.E54]&gt;0;[.C54]*100;&quot;&quot;)">
            <text:p/>
          </table:table-cell>
          <table:table-cell table:formula="of:=IF([.E54]&gt;0;[.E54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68</text:p>
          </table:table-cell>
          <table:table-cell table:number-columns-repeated="2" office:value-type="float" office:value="0.842105">
            <text:p>0.842105</text:p>
          </table:table-cell>
          <table:table-cell office:value-type="float" office:value="0">
            <text:p>0</text:p>
          </table:table-cell>
          <table:table-cell table:formula="of:=100*[.D55]" office:value-type="float" office:value="0">
            <text:p>0</text:p>
          </table:table-cell>
          <table:table-cell table:formula="of:=SUBSTITUTE([.A55]; &quot;output-bigram-test-&quot;; &quot;&quot;)" office:value-type="string" office:string-value="68">
            <text:p>68</text:p>
          </table:table-cell>
          <table:table-cell table:formula="of:=IF([.E55]&gt;0;[.B55]*100;&quot;&quot;)">
            <text:p/>
          </table:table-cell>
          <table:table-cell table:formula="of:=IF([.E55]&gt;0;[.C55]*100;&quot;&quot;)">
            <text:p/>
          </table:table-cell>
          <table:table-cell table:formula="of:=IF([.E55]&gt;0;[.E55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69</text:p>
          </table:table-cell>
          <table:table-cell office:value-type="float" office:value="0.521739">
            <text:p>0.521739</text:p>
          </table:table-cell>
          <table:table-cell office:value-type="float" office:value="0.695652">
            <text:p>0.695652</text:p>
          </table:table-cell>
          <table:table-cell office:value-type="float" office:value="0.173913">
            <text:p>0.173913</text:p>
          </table:table-cell>
          <table:table-cell table:formula="of:=100*[.D56]" office:value-type="float" office:value="17.3913">
            <text:p>17.3913</text:p>
          </table:table-cell>
          <table:table-cell table:formula="of:=SUBSTITUTE([.A56]; &quot;output-bigram-test-&quot;; &quot;&quot;)" office:value-type="string" office:string-value="69">
            <text:p>69</text:p>
          </table:table-cell>
          <table:table-cell table:formula="of:=IF([.E56]&gt;0;[.B56]*100;&quot;&quot;)" office:value-type="float" office:value="52.1739">
            <text:p>52.1739</text:p>
          </table:table-cell>
          <table:table-cell table:formula="of:=IF([.E56]&gt;0;[.C56]*100;&quot;&quot;)" office:value-type="float" office:value="69.5652">
            <text:p>69.5652</text:p>
          </table:table-cell>
          <table:table-cell table:formula="of:=IF([.E56]&gt;0;[.E56];&quot;&quot;)" office:value-type="float" office:value="17.3913">
            <text:p>17.3913</text:p>
          </table:table-cell>
          <table:table-cell table:number-columns-repeated="1015"/>
        </table:table-row>
        <table:table-row table:style-name="ro1">
          <table:table-cell office:value-type="string">
            <text:p>output-bigram-test-7</text:p>
          </table:table-cell>
          <table:table-cell office:value-type="float" office:value="0.711111">
            <text:p>0.711111</text:p>
          </table:table-cell>
          <table:table-cell office:value-type="float" office:value="0.755556">
            <text:p>0.755556</text:p>
          </table:table-cell>
          <table:table-cell office:value-type="float" office:value="0.044444">
            <text:p>0.044444</text:p>
          </table:table-cell>
          <table:table-cell table:formula="of:=100*[.D57]" office:value-type="float" office:value="4.4444">
            <text:p>4.4444</text:p>
          </table:table-cell>
          <table:table-cell table:formula="of:=SUBSTITUTE([.A57]; &quot;output-bigram-test-&quot;; &quot;&quot;)" office:value-type="string" office:string-value="7">
            <text:p>7</text:p>
          </table:table-cell>
          <table:table-cell table:formula="of:=IF([.E57]&gt;0;[.B57]*100;&quot;&quot;)" office:value-type="float" office:value="71.1111">
            <text:p>71.1111</text:p>
          </table:table-cell>
          <table:table-cell table:formula="of:=IF([.E57]&gt;0;[.C57]*100;&quot;&quot;)" office:value-type="float" office:value="75.5556">
            <text:p>75.5556</text:p>
          </table:table-cell>
          <table:table-cell table:formula="of:=IF([.E57]&gt;0;[.E57];&quot;&quot;)" office:value-type="float" office:value="4.4444">
            <text:p>4.4444</text:p>
          </table:table-cell>
          <table:table-cell table:number-columns-repeated="1015"/>
        </table:table-row>
        <table:table-row table:style-name="ro1">
          <table:table-cell office:value-type="string">
            <text:p>output-bigram-test-70</text:p>
          </table:table-cell>
          <table:table-cell table:number-columns-repeated="2" office:value-type="float" office:value="0.752941">
            <text:p>0.752941</text:p>
          </table:table-cell>
          <table:table-cell office:value-type="float" office:value="0">
            <text:p>0</text:p>
          </table:table-cell>
          <table:table-cell table:formula="of:=100*[.D58]" office:value-type="float" office:value="0">
            <text:p>0</text:p>
          </table:table-cell>
          <table:table-cell table:formula="of:=SUBSTITUTE([.A58]; &quot;output-bigram-test-&quot;; &quot;&quot;)" office:value-type="string" office:string-value="70">
            <text:p>70</text:p>
          </table:table-cell>
          <table:table-cell table:formula="of:=IF([.E58]&gt;0;[.B58]*100;&quot;&quot;)">
            <text:p/>
          </table:table-cell>
          <table:table-cell table:formula="of:=IF([.E58]&gt;0;[.C58]*100;&quot;&quot;)">
            <text:p/>
          </table:table-cell>
          <table:table-cell table:formula="of:=IF([.E58]&gt;0;[.E58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71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">
            <text:p>0</text:p>
          </table:table-cell>
          <table:table-cell table:formula="of:=100*[.D59]" office:value-type="float" office:value="0">
            <text:p>0</text:p>
          </table:table-cell>
          <table:table-cell table:formula="of:=SUBSTITUTE([.A59]; &quot;output-bigram-test-&quot;; &quot;&quot;)" office:value-type="string" office:string-value="71">
            <text:p>71</text:p>
          </table:table-cell>
          <table:table-cell table:formula="of:=IF([.E59]&gt;0;[.B59]*100;&quot;&quot;)">
            <text:p/>
          </table:table-cell>
          <table:table-cell table:formula="of:=IF([.E59]&gt;0;[.C59]*100;&quot;&quot;)">
            <text:p/>
          </table:table-cell>
          <table:table-cell table:formula="of:=IF([.E59]&gt;0;[.E59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73</text:p>
          </table:table-cell>
          <table:table-cell office:value-type="float" office:value="0.641509">
            <text:p>0.641509</text:p>
          </table:table-cell>
          <table:table-cell office:value-type="float" office:value="0.716981">
            <text:p>0.716981</text:p>
          </table:table-cell>
          <table:table-cell office:value-type="float" office:value="0.075472">
            <text:p>0.075472</text:p>
          </table:table-cell>
          <table:table-cell table:formula="of:=100*[.D60]" office:value-type="float" office:value="7.5472">
            <text:p>7.5472</text:p>
          </table:table-cell>
          <table:table-cell table:formula="of:=SUBSTITUTE([.A60]; &quot;output-bigram-test-&quot;; &quot;&quot;)" office:value-type="string" office:string-value="73">
            <text:p>73</text:p>
          </table:table-cell>
          <table:table-cell table:formula="of:=IF([.E60]&gt;0;[.B60]*100;&quot;&quot;)" office:value-type="float" office:value="64.1509">
            <text:p>64.1509</text:p>
          </table:table-cell>
          <table:table-cell table:formula="of:=IF([.E60]&gt;0;[.C60]*100;&quot;&quot;)" office:value-type="float" office:value="71.6981">
            <text:p>71.6981</text:p>
          </table:table-cell>
          <table:table-cell table:formula="of:=IF([.E60]&gt;0;[.E60];&quot;&quot;)" office:value-type="float" office:value="7.5472">
            <text:p>7.5472</text:p>
          </table:table-cell>
          <table:table-cell table:number-columns-repeated="1015"/>
        </table:table-row>
        <table:table-row table:style-name="ro1">
          <table:table-cell office:value-type="string">
            <text:p>output-bigram-test-76</text:p>
          </table:table-cell>
          <table:table-cell office:value-type="float" office:value="0.333333">
            <text:p>0.333333</text:p>
          </table:table-cell>
          <table:table-cell office:value-type="float" office:value="0.533333">
            <text:p>0.533333</text:p>
          </table:table-cell>
          <table:table-cell office:value-type="float" office:value="0.2">
            <text:p>0.2</text:p>
          </table:table-cell>
          <table:table-cell table:formula="of:=100*[.D61]" office:value-type="float" office:value="20">
            <text:p>20</text:p>
          </table:table-cell>
          <table:table-cell table:formula="of:=SUBSTITUTE([.A61]; &quot;output-bigram-test-&quot;; &quot;&quot;)" office:value-type="string" office:string-value="76">
            <text:p>76</text:p>
          </table:table-cell>
          <table:table-cell table:formula="of:=IF([.E61]&gt;0;[.B61]*100;&quot;&quot;)" office:value-type="float" office:value="33.3333">
            <text:p>33.3333</text:p>
          </table:table-cell>
          <table:table-cell table:formula="of:=IF([.E61]&gt;0;[.C61]*100;&quot;&quot;)" office:value-type="float" office:value="53.3333">
            <text:p>53.3333</text:p>
          </table:table-cell>
          <table:table-cell table:formula="of:=IF([.E61]&gt;0;[.E61];&quot;&quot;)"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string">
            <text:p>output-bigram-test-79</text:p>
          </table:table-cell>
          <table:table-cell table:number-columns-repeated="3" office:value-type="float" office:value="0">
            <text:p>0</text:p>
          </table:table-cell>
          <table:table-cell table:formula="of:=100*[.D62]" office:value-type="float" office:value="0">
            <text:p>0</text:p>
          </table:table-cell>
          <table:table-cell table:formula="of:=SUBSTITUTE([.A62]; &quot;output-bigram-test-&quot;; &quot;&quot;)" office:value-type="string" office:string-value="79">
            <text:p>79</text:p>
          </table:table-cell>
          <table:table-cell table:formula="of:=IF([.E62]&gt;0;[.B62]*100;&quot;&quot;)">
            <text:p/>
          </table:table-cell>
          <table:table-cell table:formula="of:=IF([.E62]&gt;0;[.C62]*100;&quot;&quot;)">
            <text:p/>
          </table:table-cell>
          <table:table-cell table:formula="of:=IF([.E62]&gt;0;[.E62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8</text:p>
          </table:table-cell>
          <table:table-cell table:number-columns-repeated="2" office:value-type="float" office:value="0.933333">
            <text:p>0.933333</text:p>
          </table:table-cell>
          <table:table-cell office:value-type="float" office:value="0">
            <text:p>0</text:p>
          </table:table-cell>
          <table:table-cell table:formula="of:=100*[.D63]" office:value-type="float" office:value="0">
            <text:p>0</text:p>
          </table:table-cell>
          <table:table-cell table:formula="of:=SUBSTITUTE([.A63]; &quot;output-bigram-test-&quot;; &quot;&quot;)" office:value-type="string" office:string-value="8">
            <text:p>8</text:p>
          </table:table-cell>
          <table:table-cell table:formula="of:=IF([.E63]&gt;0;[.B63]*100;&quot;&quot;)">
            <text:p/>
          </table:table-cell>
          <table:table-cell table:formula="of:=IF([.E63]&gt;0;[.C63]*100;&quot;&quot;)">
            <text:p/>
          </table:table-cell>
          <table:table-cell table:formula="of:=IF([.E63]&gt;0;[.E63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8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00*[.D64]" office:value-type="float" office:value="0">
            <text:p>0</text:p>
          </table:table-cell>
          <table:table-cell table:formula="of:=SUBSTITUTE([.A64]; &quot;output-bigram-test-&quot;; &quot;&quot;)" office:value-type="string" office:string-value="80">
            <text:p>80</text:p>
          </table:table-cell>
          <table:table-cell table:formula="of:=IF([.E64]&gt;0;[.B64]*100;&quot;&quot;)">
            <text:p/>
          </table:table-cell>
          <table:table-cell table:formula="of:=IF([.E64]&gt;0;[.C64]*100;&quot;&quot;)">
            <text:p/>
          </table:table-cell>
          <table:table-cell table:formula="of:=IF([.E64]&gt;0;[.E64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81</text:p>
          </table:table-cell>
          <table:table-cell table:number-columns-repeated="2" office:value-type="float" office:value="0.921569">
            <text:p>0.921569</text:p>
          </table:table-cell>
          <table:table-cell office:value-type="float" office:value="0">
            <text:p>0</text:p>
          </table:table-cell>
          <table:table-cell table:formula="of:=100*[.D65]" office:value-type="float" office:value="0">
            <text:p>0</text:p>
          </table:table-cell>
          <table:table-cell table:formula="of:=SUBSTITUTE([.A65]; &quot;output-bigram-test-&quot;; &quot;&quot;)" office:value-type="string" office:string-value="81">
            <text:p>81</text:p>
          </table:table-cell>
          <table:table-cell table:formula="of:=IF([.E65]&gt;0;[.B65]*100;&quot;&quot;)">
            <text:p/>
          </table:table-cell>
          <table:table-cell table:formula="of:=IF([.E65]&gt;0;[.C65]*100;&quot;&quot;)">
            <text:p/>
          </table:table-cell>
          <table:table-cell table:formula="of:=IF([.E65]&gt;0;[.E65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85</text:p>
          </table:table-cell>
          <table:table-cell office:value-type="float" office:value="0.947368">
            <text:p>0.947368</text:p>
          </table:table-cell>
          <table:table-cell office:value-type="float" office:value="0.968421">
            <text:p>0.968421</text:p>
          </table:table-cell>
          <table:table-cell office:value-type="float" office:value="0.021053">
            <text:p>0.021053</text:p>
          </table:table-cell>
          <table:table-cell table:formula="of:=100*[.D66]" office:value-type="float" office:value="2.1053">
            <text:p>2.1053</text:p>
          </table:table-cell>
          <table:table-cell table:formula="of:=SUBSTITUTE([.A66]; &quot;output-bigram-test-&quot;; &quot;&quot;)" office:value-type="string" office:string-value="85">
            <text:p>85</text:p>
          </table:table-cell>
          <table:table-cell table:formula="of:=IF([.E66]&gt;0;[.B66]*100;&quot;&quot;)" office:value-type="float" office:value="94.7368">
            <text:p>94.7368</text:p>
          </table:table-cell>
          <table:table-cell table:formula="of:=IF([.E66]&gt;0;[.C66]*100;&quot;&quot;)" office:value-type="float" office:value="96.8421">
            <text:p>96.8421</text:p>
          </table:table-cell>
          <table:table-cell table:formula="of:=IF([.E66]&gt;0;[.E66];&quot;&quot;)" office:value-type="float" office:value="2.1053">
            <text:p>2.1053</text:p>
          </table:table-cell>
          <table:table-cell table:number-columns-repeated="1015"/>
        </table:table-row>
        <table:table-row table:style-name="ro1">
          <table:table-cell office:value-type="string">
            <text:p>output-bigram-test-86</text:p>
          </table:table-cell>
          <table:table-cell table:number-columns-repeated="2" office:value-type="float" office:value="0.733333">
            <text:p>0.733333</text:p>
          </table:table-cell>
          <table:table-cell office:value-type="float" office:value="0">
            <text:p>0</text:p>
          </table:table-cell>
          <table:table-cell table:formula="of:=100*[.D67]" office:value-type="float" office:value="0">
            <text:p>0</text:p>
          </table:table-cell>
          <table:table-cell table:formula="of:=SUBSTITUTE([.A67]; &quot;output-bigram-test-&quot;; &quot;&quot;)" office:value-type="string" office:string-value="86">
            <text:p>86</text:p>
          </table:table-cell>
          <table:table-cell table:formula="of:=IF([.E67]&gt;0;[.B67]*100;&quot;&quot;)">
            <text:p/>
          </table:table-cell>
          <table:table-cell table:formula="of:=IF([.E67]&gt;0;[.C67]*100;&quot;&quot;)">
            <text:p/>
          </table:table-cell>
          <table:table-cell table:formula="of:=IF([.E67]&gt;0;[.E67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87</text:p>
          </table:table-cell>
          <table:table-cell table:number-columns-repeated="2" office:value-type="float" office:value="0.920635">
            <text:p>0.920635</text:p>
          </table:table-cell>
          <table:table-cell office:value-type="float" office:value="0">
            <text:p>0</text:p>
          </table:table-cell>
          <table:table-cell table:formula="of:=100*[.D68]" office:value-type="float" office:value="0">
            <text:p>0</text:p>
          </table:table-cell>
          <table:table-cell table:formula="of:=SUBSTITUTE([.A68]; &quot;output-bigram-test-&quot;; &quot;&quot;)" office:value-type="string" office:string-value="87">
            <text:p>87</text:p>
          </table:table-cell>
          <table:table-cell table:formula="of:=IF([.E68]&gt;0;[.B68]*100;&quot;&quot;)">
            <text:p/>
          </table:table-cell>
          <table:table-cell table:formula="of:=IF([.E68]&gt;0;[.C68]*100;&quot;&quot;)">
            <text:p/>
          </table:table-cell>
          <table:table-cell table:formula="of:=IF([.E68]&gt;0;[.E68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89</text:p>
          </table:table-cell>
          <table:table-cell office:value-type="float" office:value="0.659091">
            <text:p>0.659091</text:p>
          </table:table-cell>
          <table:table-cell office:value-type="float" office:value="0.704545">
            <text:p>0.704545</text:p>
          </table:table-cell>
          <table:table-cell office:value-type="float" office:value="0.045455">
            <text:p>0.045455</text:p>
          </table:table-cell>
          <table:table-cell table:formula="of:=100*[.D69]" office:value-type="float" office:value="4.5455">
            <text:p>4.5455</text:p>
          </table:table-cell>
          <table:table-cell table:formula="of:=SUBSTITUTE([.A69]; &quot;output-bigram-test-&quot;; &quot;&quot;)" office:value-type="string" office:string-value="89">
            <text:p>89</text:p>
          </table:table-cell>
          <table:table-cell table:formula="of:=IF([.E69]&gt;0;[.B69]*100;&quot;&quot;)" office:value-type="float" office:value="65.9091">
            <text:p>65.9091</text:p>
          </table:table-cell>
          <table:table-cell table:formula="of:=IF([.E69]&gt;0;[.C69]*100;&quot;&quot;)" office:value-type="float" office:value="70.4545">
            <text:p>70.4545</text:p>
          </table:table-cell>
          <table:table-cell table:formula="of:=IF([.E69]&gt;0;[.E69];&quot;&quot;)" office:value-type="float" office:value="4.5455">
            <text:p>4.5455</text:p>
          </table:table-cell>
          <table:table-cell table:number-columns-repeated="1015"/>
        </table:table-row>
        <table:table-row table:style-name="ro1">
          <table:table-cell office:value-type="string">
            <text:p>output-bigram-test-9</text:p>
          </table:table-cell>
          <table:table-cell table:number-columns-repeated="2" office:value-type="float" office:value="0.647059">
            <text:p>0.647059</text:p>
          </table:table-cell>
          <table:table-cell office:value-type="float" office:value="0">
            <text:p>0</text:p>
          </table:table-cell>
          <table:table-cell table:formula="of:=100*[.D70]" office:value-type="float" office:value="0">
            <text:p>0</text:p>
          </table:table-cell>
          <table:table-cell table:formula="of:=SUBSTITUTE([.A70]; &quot;output-bigram-test-&quot;; &quot;&quot;)" office:value-type="string" office:string-value="9">
            <text:p>9</text:p>
          </table:table-cell>
          <table:table-cell table:formula="of:=IF([.E70]&gt;0;[.B70]*100;&quot;&quot;)">
            <text:p/>
          </table:table-cell>
          <table:table-cell table:formula="of:=IF([.E70]&gt;0;[.C70]*100;&quot;&quot;)">
            <text:p/>
          </table:table-cell>
          <table:table-cell table:formula="of:=IF([.E70]&gt;0;[.E70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91</text:p>
          </table:table-cell>
          <table:table-cell office:value-type="float" office:value="0.444444">
            <text:p>0.444444</text:p>
          </table:table-cell>
          <table:table-cell office:value-type="float" office:value="0.555556">
            <text:p>0.555556</text:p>
          </table:table-cell>
          <table:table-cell office:value-type="float" office:value="0.111111">
            <text:p>0.111111</text:p>
          </table:table-cell>
          <table:table-cell table:formula="of:=100*[.D71]" office:value-type="float" office:value="11.1111">
            <text:p>11.1111</text:p>
          </table:table-cell>
          <table:table-cell table:formula="of:=SUBSTITUTE([.A71]; &quot;output-bigram-test-&quot;; &quot;&quot;)" office:value-type="string" office:string-value="91">
            <text:p>91</text:p>
          </table:table-cell>
          <table:table-cell table:formula="of:=IF([.E71]&gt;0;[.B71]*100;&quot;&quot;)" office:value-type="float" office:value="44.4444">
            <text:p>44.4444</text:p>
          </table:table-cell>
          <table:table-cell table:formula="of:=IF([.E71]&gt;0;[.C71]*100;&quot;&quot;)" office:value-type="float" office:value="55.5556">
            <text:p>55.5556</text:p>
          </table:table-cell>
          <table:table-cell table:formula="of:=IF([.E71]&gt;0;[.E71];&quot;&quot;)" office:value-type="float" office:value="11.1111">
            <text:p>11.1111</text:p>
          </table:table-cell>
          <table:table-cell table:number-columns-repeated="1015"/>
        </table:table-row>
        <table:table-row table:style-name="ro1">
          <table:table-cell office:value-type="string">
            <text:p>output-bigram-test-92</text:p>
          </table:table-cell>
          <table:table-cell office:value-type="float" office:value="0.848485">
            <text:p>0.848485</text:p>
          </table:table-cell>
          <table:table-cell office:value-type="float" office:value="0.909091">
            <text:p>0.909091</text:p>
          </table:table-cell>
          <table:table-cell office:value-type="float" office:value="0.060606">
            <text:p>0.060606</text:p>
          </table:table-cell>
          <table:table-cell table:formula="of:=100*[.D72]" office:value-type="float" office:value="6.0606">
            <text:p>6.0606</text:p>
          </table:table-cell>
          <table:table-cell table:formula="of:=SUBSTITUTE([.A72]; &quot;output-bigram-test-&quot;; &quot;&quot;)" office:value-type="string" office:string-value="92">
            <text:p>92</text:p>
          </table:table-cell>
          <table:table-cell table:formula="of:=IF([.E72]&gt;0;[.B72]*100;&quot;&quot;)" office:value-type="float" office:value="84.8485">
            <text:p>84.8485</text:p>
          </table:table-cell>
          <table:table-cell table:formula="of:=IF([.E72]&gt;0;[.C72]*100;&quot;&quot;)" office:value-type="float" office:value="90.9091">
            <text:p>90.9091</text:p>
          </table:table-cell>
          <table:table-cell table:formula="of:=IF([.E72]&gt;0;[.E72];&quot;&quot;)" office:value-type="float" office:value="6.0606">
            <text:p>6.0606</text:p>
          </table:table-cell>
          <table:table-cell table:number-columns-repeated="1015"/>
        </table:table-row>
        <table:table-row table:style-name="ro1">
          <table:table-cell office:value-type="string">
            <text:p>output-bigram-test-93</text:p>
          </table:table-cell>
          <table:table-cell office:value-type="float" office:value="0.752941">
            <text:p>0.752941</text:p>
          </table:table-cell>
          <table:table-cell office:value-type="float" office:value="0.847059">
            <text:p>0.847059</text:p>
          </table:table-cell>
          <table:table-cell office:value-type="float" office:value="0.094118">
            <text:p>0.094118</text:p>
          </table:table-cell>
          <table:table-cell table:formula="of:=100*[.D73]" office:value-type="float" office:value="9.4118">
            <text:p>9.4118</text:p>
          </table:table-cell>
          <table:table-cell table:formula="of:=SUBSTITUTE([.A73]; &quot;output-bigram-test-&quot;; &quot;&quot;)" office:value-type="string" office:string-value="93">
            <text:p>93</text:p>
          </table:table-cell>
          <table:table-cell table:formula="of:=IF([.E73]&gt;0;[.B73]*100;&quot;&quot;)" office:value-type="float" office:value="75.2941">
            <text:p>75.2941</text:p>
          </table:table-cell>
          <table:table-cell table:formula="of:=IF([.E73]&gt;0;[.C73]*100;&quot;&quot;)" office:value-type="float" office:value="84.7059">
            <text:p>84.7059</text:p>
          </table:table-cell>
          <table:table-cell table:formula="of:=IF([.E73]&gt;0;[.E73];&quot;&quot;)" office:value-type="float" office:value="9.4118">
            <text:p>9.4118</text:p>
          </table:table-cell>
          <table:table-cell table:number-columns-repeated="1015"/>
        </table:table-row>
        <table:table-row table:style-name="ro1">
          <table:table-cell office:value-type="string">
            <text:p>output-bigram-test-94</text:p>
          </table:table-cell>
          <table:table-cell table:number-columns-repeated="2" office:value-type="float" office:value="0.971831">
            <text:p>0.971831</text:p>
          </table:table-cell>
          <table:table-cell office:value-type="float" office:value="0">
            <text:p>0</text:p>
          </table:table-cell>
          <table:table-cell table:formula="of:=100*[.D74]" office:value-type="float" office:value="0">
            <text:p>0</text:p>
          </table:table-cell>
          <table:table-cell table:formula="of:=SUBSTITUTE([.A74]; &quot;output-bigram-test-&quot;; &quot;&quot;)" office:value-type="string" office:string-value="94">
            <text:p>94</text:p>
          </table:table-cell>
          <table:table-cell table:formula="of:=IF([.E74]&gt;0;[.B74]*100;&quot;&quot;)">
            <text:p/>
          </table:table-cell>
          <table:table-cell table:formula="of:=IF([.E74]&gt;0;[.C74]*100;&quot;&quot;)">
            <text:p/>
          </table:table-cell>
          <table:table-cell table:formula="of:=IF([.E74]&gt;0;[.E74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96</text:p>
          </table:table-cell>
          <table:table-cell office:value-type="float" office:value="0.711864">
            <text:p>0.711864</text:p>
          </table:table-cell>
          <table:table-cell office:value-type="float" office:value="0.745763">
            <text:p>0.745763</text:p>
          </table:table-cell>
          <table:table-cell office:value-type="float" office:value="0.033898">
            <text:p>0.033898</text:p>
          </table:table-cell>
          <table:table-cell table:formula="of:=100*[.D75]" office:value-type="float" office:value="3.3898">
            <text:p>3.3898</text:p>
          </table:table-cell>
          <table:table-cell table:formula="of:=SUBSTITUTE([.A75]; &quot;output-bigram-test-&quot;; &quot;&quot;)" office:value-type="string" office:string-value="96">
            <text:p>96</text:p>
          </table:table-cell>
          <table:table-cell table:formula="of:=IF([.E75]&gt;0;[.B75]*100;&quot;&quot;)" office:value-type="float" office:value="71.1864">
            <text:p>71.1864</text:p>
          </table:table-cell>
          <table:table-cell table:formula="of:=IF([.E75]&gt;0;[.C75]*100;&quot;&quot;)" office:value-type="float" office:value="74.5763">
            <text:p>74.5763</text:p>
          </table:table-cell>
          <table:table-cell table:formula="of:=IF([.E75]&gt;0;[.E75];&quot;&quot;)" office:value-type="float" office:value="3.3898">
            <text:p>3.3898</text:p>
          </table:table-cell>
          <table:table-cell table:number-columns-repeated="1015"/>
        </table:table-row>
        <table:table-row table:style-name="ro1">
          <table:table-cell office:value-type="string">
            <text:p>output-bigram-test-98</text:p>
          </table:table-cell>
          <table:table-cell table:number-columns-repeated="2" office:value-type="float" office:value="0.758621">
            <text:p>0.758621</text:p>
          </table:table-cell>
          <table:table-cell office:value-type="float" office:value="0">
            <text:p>0</text:p>
          </table:table-cell>
          <table:table-cell table:formula="of:=100*[.D76]" office:value-type="float" office:value="0">
            <text:p>0</text:p>
          </table:table-cell>
          <table:table-cell table:formula="of:=SUBSTITUTE([.A76]; &quot;output-bigram-test-&quot;; &quot;&quot;)" office:value-type="string" office:string-value="98">
            <text:p>98</text:p>
          </table:table-cell>
          <table:table-cell table:formula="of:=IF([.E76]&gt;0;[.B76]*100;&quot;&quot;)">
            <text:p/>
          </table:table-cell>
          <table:table-cell table:formula="of:=IF([.E76]&gt;0;[.C76]*100;&quot;&quot;)">
            <text:p/>
          </table:table-cell>
          <table:table-cell table:formula="of:=IF([.E76]&gt;0;[.E76];&quot;&quot;)">
            <text:p/>
          </table:table-cell>
          <table:table-cell table:number-columns-repeated="1015"/>
        </table:table-row>
        <table:table-row table:style-name="ro1">
          <table:table-cell office:value-type="string">
            <text:p>output-bigram-test-99</text:p>
          </table:table-cell>
          <table:table-cell table:number-columns-repeated="2" office:value-type="float" office:value="0.983871">
            <text:p>0.983871</text:p>
          </table:table-cell>
          <table:table-cell office:value-type="float" office:value="0">
            <text:p>0</text:p>
          </table:table-cell>
          <table:table-cell table:formula="of:=100*[.D77]" office:value-type="float" office:value="0">
            <text:p>0</text:p>
          </table:table-cell>
          <table:table-cell table:formula="of:=SUBSTITUTE([.A77]; &quot;output-bigram-test-&quot;; &quot;&quot;)" office:value-type="string" office:string-value="99">
            <text:p>99</text:p>
          </table:table-cell>
          <table:table-cell table:formula="of:=IF([.E77]&gt;0;[.B77]*100;&quot;&quot;)">
            <text:p/>
          </table:table-cell>
          <table:table-cell table:formula="of:=IF([.E77]&gt;0;[.C77]*100;&quot;&quot;)">
            <text:p/>
          </table:table-cell>
          <table:table-cell table:formula="of:=IF([.E77]&gt;0;[.E77];&quot;&quot;)">
            <text:p/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" office:value-type="string">
            <text:p>Pearson's r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on-zeros</text:p>
          </table:table-cell>
          <table:table-cell table:formula="of:=COUNTIF([.E2:.E77]; &quot;&gt;0&quot;)" office:value-type="float" office:value="30">
            <text:p>30</text:p>
          </table:table-cell>
          <table:table-cell table:style-name="Default"/>
          <table:table-cell/>
          <table:table-cell office:value-type="string">
            <text:p>Deprec</text:p>
          </table:table-cell>
          <table:table-cell table:formula="of:=PEARSON([.G2:.G77]; [.I2:.I77])" office:value-type="float" office:value="-0.790274035853299">
            <text:p>-0.790274035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Zeros</text:p>
          </table:table-cell>
          <table:table-cell table:formula="of:=COUNTIF([.E2:.E77]; 0)" office:value-type="float" office:value="46">
            <text:p>46</text:p>
          </table:table-cell>
          <table:table-cell table:style-name="Default"/>
          <table:table-cell/>
          <table:table-cell office:value-type="string">
            <text:p>Deps</text:p>
          </table:table-cell>
          <table:table-cell table:formula="of:=PEARSON([.H2:.H77]; [.I2:.I77])" office:value-type="float" office:value="-0.598613545819077">
            <text:p>-0.5986135458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COUNTIF([.E2:.E77]; &quot;&gt;10&quot;)" office:value-type="float" office:value="11">
            <text:p>11</text:p>
          </table:table-cell>
          <table:table-cell table:style-name="Default"/>
          <table:table-cell/>
          <table:table-cell office:value-type="string">
            <text:p>Between</text:p>
          </table:table-cell>
          <table:table-cell table:formula="of:=PEARSON([.B2:.B77];[.C2:.C77])" office:value-type="float" office:value="0.968289964487567">
            <text:p>0.9682899645</text:p>
          </table:table-cell>
          <table:table-cell table:number-columns-repeated="101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0">20/03/2012</text:date>, <text:time>19:2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20T17:54:15</meta:creation-date>
    <dc:date>2012-03-20T19:25:13</dc:date>
    <meta:editing-duration>PT1H31M1S</meta:editing-duration>
    <meta:editing-cycles>12</meta:editing-cycles>
    <meta:generator>LibreOffice/3.3$Unix LibreOffice_project/330m19$Build-401</meta:generator>
    <meta:document-statistic meta:table-count="3" meta:cell-count="7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5" style:family="chart">
      <style:graphic-properties draw:stroke="solid"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G2:Sheet1.G77 Sheet1.I2:Sheet1.I77" svg:x="0.77cm" svg:y="0.855cm" svg:width="14.59cm" svg:height="7.545cm">
          <chartooo:coordinate-region svg:x="1.392cm" svg:y="1.054cm" svg:width="13.688cm" svg:height="6.699cm"/>
          <chart:axis chart:dimension="x" chart:name="primary-x" chart:style-name="ch3"/>
          <chart:axis chart:dimension="y" chart:name="primary-y" chart:style-name="ch3"/>
          <chart:series chart:style-name="ch4" chart:values-cell-range-address="Sheet1.I2:Sheet1.I77" chart:class="chart:scatter">
            <chart:domain table:cell-range-address="Sheet1.G2:Sheet1.G77"/>
            <chart:data-point chart:repeated="76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.2927">
                <text:p>68.2927</text:p>
                <draw:g>
                  <svg:desc>Sheet1.G2:Sheet1.G77</svg:desc>
                </draw:g>
              </table:table-cell>
              <table:table-cell office:value-type="float" office:value="6.5041">
                <text:p>6.5041</text:p>
                <draw:g>
                  <svg:desc>Sheet1.I2:Sheet1.I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1579">
                <text:p>63.1579</text:p>
              </table:table-cell>
              <table:table-cell office:value-type="float" office:value="10.5263">
                <text:p>10.52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.1157">
                <text:p>66.1157</text:p>
              </table:table-cell>
              <table:table-cell office:value-type="float" office:value="11.5702">
                <text:p>11.57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5455">
                <text:p>54.5455</text:p>
              </table:table-cell>
              <table:table-cell office:value-type="float" office:value="20.202">
                <text:p>20.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.8163">
                <text:p>40.8163</text:p>
              </table:table-cell>
              <table:table-cell office:value-type="float" office:value="12.2449">
                <text:p>12.24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.6061">
                <text:p>60.6061</text:p>
              </table:table-cell>
              <table:table-cell office:value-type="float" office:value="18.1818">
                <text:p>18.18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.0513">
                <text:p>82.0513</text:p>
              </table:table-cell>
              <table:table-cell office:value-type="float" office:value="3.4188">
                <text:p>3.41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.2353">
                <text:p>88.2353</text:p>
              </table:table-cell>
              <table:table-cell office:value-type="float" office:value="7.8431">
                <text:p>7.84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5882">
                <text:p>70.5882</text:p>
              </table:table-cell>
              <table:table-cell office:value-type="float" office:value="8.8235">
                <text:p>8.82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.3514">
                <text:p>51.3514</text:p>
              </table:table-cell>
              <table:table-cell office:value-type="float" office:value="10.8108">
                <text:p>10.8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5">
                <text:p>87.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7.619">
                <text:p>87.619</text:p>
              </table:table-cell>
              <table:table-cell office:value-type="float" office:value="1.9048">
                <text:p>1.90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.6667">
                <text:p>66.6667</text:p>
              </table:table-cell>
              <table:table-cell office:value-type="float" office:value="16.6667">
                <text:p>16.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7.5">
                <text:p>87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7.8443">
                <text:p>77.8443</text:p>
              </table:table-cell>
              <table:table-cell office:value-type="float" office:value="4.7904">
                <text:p>4.79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7.3563">
                <text:p>87.3563</text:p>
              </table:table-cell>
              <table:table-cell office:value-type="float" office:value="2.2989">
                <text:p>2.2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.8776">
                <text:p>93.8776</text:p>
              </table:table-cell>
              <table:table-cell office:value-type="float" office:value="4.0816">
                <text:p>4.08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3.8272">
                <text:p>93.8272</text:p>
              </table:table-cell>
              <table:table-cell office:value-type="float" office:value="2.4691">
                <text:p>2.46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.3774">
                <text:p>60.3774</text:p>
              </table:table-cell>
              <table:table-cell office:value-type="float" office:value="7.5472">
                <text:p>7.54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.1429">
                <text:p>37.14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.1739">
                <text:p>52.1739</text:p>
              </table:table-cell>
              <table:table-cell office:value-type="float" office:value="17.3913">
                <text:p>17.39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.1111">
                <text:p>71.1111</text:p>
              </table:table-cell>
              <table:table-cell office:value-type="float" office:value="4.4444">
                <text:p>4.44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.1509">
                <text:p>64.1509</text:p>
              </table:table-cell>
              <table:table-cell office:value-type="float" office:value="7.5472">
                <text:p>7.54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.3333">
                <text:p>33.33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4.7368">
                <text:p>94.7368</text:p>
              </table:table-cell>
              <table:table-cell office:value-type="float" office:value="2.1053">
                <text:p>2.10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5.9091">
                <text:p>65.9091</text:p>
              </table:table-cell>
              <table:table-cell office:value-type="float" office:value="4.5455">
                <text:p>4.54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.4444">
                <text:p>44.4444</text:p>
              </table:table-cell>
              <table:table-cell office:value-type="float" office:value="11.1111">
                <text:p>11.11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.8485">
                <text:p>84.8485</text:p>
              </table:table-cell>
              <table:table-cell office:value-type="float" office:value="6.0606">
                <text:p>6.06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5.2941">
                <text:p>75.2941</text:p>
              </table:table-cell>
              <table:table-cell office:value-type="float" office:value="9.4118">
                <text:p>9.41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.1864">
                <text:p>71.1864</text:p>
              </table:table-cell>
              <table:table-cell office:value-type="float" office:value="3.3898">
                <text:p>3.38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diamond" chart:symbol-width="0.25cm" chart:symbol-height="0.2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1:Sheet1.C77" chart:data-source-has-labels="row" svg:x="0.77cm" svg:y="0.855cm" svg:width="14.59cm" svg:height="7.545cm">
          <chartooo:coordinate-region svg:x="1.497cm" svg:y="1.054cm" svg:width="13.769cm" svg:height="6.699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2:Sheet1.C77" chart:label-cell-address="Sheet1.C1:Sheet1.C1" chart:class="chart:scatter">
            <chart:domain table:cell-range-address="Sheet1.B2:Sheet1.B77"/>
            <chart:data-point chart:repeated="7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p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82927">
                <text:p>0.682927</text:p>
                <draw:g>
                  <svg:desc>Sheet1.B2:Sheet1.B77</svg:desc>
                </draw:g>
              </table:table-cell>
              <table:table-cell office:value-type="float" office:value="0.747967">
                <text:p>0.747967</text:p>
                <draw:g>
                  <svg:desc>Sheet1.C2:Sheet1.C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1739">
                <text:p>0.921739</text:p>
              </table:table-cell>
              <table:table-cell office:value-type="float" office:value="0.921739">
                <text:p>0.9217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38776">
                <text:p>0.938776</text:p>
              </table:table-cell>
              <table:table-cell office:value-type="float" office:value="0.938776">
                <text:p>0.938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8621">
                <text:p>0.758621</text:p>
              </table:table-cell>
              <table:table-cell office:value-type="float" office:value="0.758621">
                <text:p>0.7586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31579">
                <text:p>0.631579</text:p>
              </table:table-cell>
              <table:table-cell office:value-type="float" office:value="0.736842">
                <text:p>0.736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1157">
                <text:p>0.661157</text:p>
              </table:table-cell>
              <table:table-cell office:value-type="float" office:value="0.77686">
                <text:p>0.776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01408">
                <text:p>0.901408</text:p>
              </table:table-cell>
              <table:table-cell office:value-type="float" office:value="0.901408">
                <text:p>0.9014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69697">
                <text:p>0.969697</text:p>
              </table:table-cell>
              <table:table-cell office:value-type="float" office:value="0.969697">
                <text:p>0.9696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45455">
                <text:p>0.545455</text:p>
              </table:table-cell>
              <table:table-cell office:value-type="float" office:value="0.747475">
                <text:p>0.747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08163">
                <text:p>0.408163</text:p>
              </table:table-cell>
              <table:table-cell office:value-type="float" office:value="0.530612">
                <text:p>0.5306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06061">
                <text:p>0.606061</text:p>
              </table:table-cell>
              <table:table-cell office:value-type="float" office:value="0.787879">
                <text:p>0.7878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20513">
                <text:p>0.820513</text:p>
              </table:table-cell>
              <table:table-cell office:value-type="float" office:value="0.854701">
                <text:p>0.854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82353">
                <text:p>0.882353</text:p>
              </table:table-cell>
              <table:table-cell office:value-type="float" office:value="0.960784">
                <text:p>0.9607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65517">
                <text:p>0.965517</text:p>
              </table:table-cell>
              <table:table-cell office:value-type="float" office:value="0.965517">
                <text:p>0.9655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97436">
                <text:p>0.897436</text:p>
              </table:table-cell>
              <table:table-cell office:value-type="float" office:value="0.897436">
                <text:p>0.8974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05882">
                <text:p>0.705882</text:p>
              </table:table-cell>
              <table:table-cell office:value-type="float" office:value="0.794118">
                <text:p>0.7941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1429">
                <text:p>0.771429</text:p>
              </table:table-cell>
              <table:table-cell office:value-type="float" office:value="0.771429">
                <text:p>0.7714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13514">
                <text:p>0.513514</text:p>
              </table:table-cell>
              <table:table-cell office:value-type="float" office:value="0.621622">
                <text:p>0.6216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14286">
                <text:p>0.714286</text:p>
              </table:table-cell>
              <table:table-cell office:value-type="float" office:value="0.714286">
                <text:p>0.7142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75">
                <text:p>0.87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09091">
                <text:p>0.909091</text:p>
              </table:table-cell>
              <table:table-cell office:value-type="float" office:value="0.909091">
                <text:p>0.9090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42529">
                <text:p>0.942529</text:p>
              </table:table-cell>
              <table:table-cell office:value-type="float" office:value="0.942529">
                <text:p>0.9425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83117">
                <text:p>0.883117</text:p>
              </table:table-cell>
              <table:table-cell office:value-type="float" office:value="0.883117">
                <text:p>0.8831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7619">
                <text:p>0.87619</text:p>
              </table:table-cell>
              <table:table-cell office:value-type="float" office:value="0.895238">
                <text:p>0.8952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18182">
                <text:p>0.818182</text:p>
              </table:table-cell>
              <table:table-cell office:value-type="float" office:value="0.818182">
                <text:p>0.818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09091">
                <text:p>0.909091</text:p>
              </table:table-cell>
              <table:table-cell office:value-type="float" office:value="0.909091">
                <text:p>0.9090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7586">
                <text:p>0.827586</text:p>
              </table:table-cell>
              <table:table-cell office:value-type="float" office:value="0.827586">
                <text:p>0.8275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66667">
                <text:p>0.666667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75">
                <text:p>0.875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15663">
                <text:p>0.915663</text:p>
              </table:table-cell>
              <table:table-cell office:value-type="float" office:value="0.915663">
                <text:p>0.9156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8333">
                <text:p>0.958333</text:p>
              </table:table-cell>
              <table:table-cell office:value-type="float" office:value="0.958333">
                <text:p>0.958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78443">
                <text:p>0.778443</text:p>
              </table:table-cell>
              <table:table-cell office:value-type="float" office:value="0.826347">
                <text:p>0.8263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73563">
                <text:p>0.873563</text:p>
              </table:table-cell>
              <table:table-cell office:value-type="float" office:value="0.896552">
                <text:p>0.8965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2745">
                <text:p>0.862745</text:p>
              </table:table-cell>
              <table:table-cell office:value-type="float" office:value="0.862745">
                <text:p>0.8627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04878">
                <text:p>0.804878</text:p>
              </table:table-cell>
              <table:table-cell office:value-type="float" office:value="0.804878">
                <text:p>0.8048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49558">
                <text:p>0.849558</text:p>
              </table:table-cell>
              <table:table-cell office:value-type="float" office:value="0.849558">
                <text:p>0.8495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38776">
                <text:p>0.938776</text:p>
              </table:table-cell>
              <table:table-cell office:value-type="float" office:value="0.979592">
                <text:p>0.9795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78505">
                <text:p>0.878505</text:p>
              </table:table-cell>
              <table:table-cell office:value-type="float" office:value="0.878505">
                <text:p>0.8785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38272">
                <text:p>0.938272</text:p>
              </table:table-cell>
              <table:table-cell office:value-type="float" office:value="0.962963">
                <text:p>0.9629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03774">
                <text:p>0.603774</text:p>
              </table:table-cell>
              <table:table-cell office:value-type="float" office:value="0.679245">
                <text:p>0.6792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71429">
                <text:p>0.371429</text:p>
              </table:table-cell>
              <table:table-cell office:value-type="float" office:value="0.571429">
                <text:p>0.5714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14286">
                <text:p>0.714286</text:p>
              </table:table-cell>
              <table:table-cell office:value-type="float" office:value="0.714286">
                <text:p>0.7142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42105">
                <text:p>0.842105</text:p>
              </table:table-cell>
              <table:table-cell office:value-type="float" office:value="0.842105">
                <text:p>0.8421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21739">
                <text:p>0.521739</text:p>
              </table:table-cell>
              <table:table-cell office:value-type="float" office:value="0.695652">
                <text:p>0.6956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11111">
                <text:p>0.711111</text:p>
              </table:table-cell>
              <table:table-cell office:value-type="float" office:value="0.755556">
                <text:p>0.7555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52941">
                <text:p>0.752941</text:p>
              </table:table-cell>
              <table:table-cell office:value-type="float" office:value="0.752941">
                <text:p>0.7529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41509">
                <text:p>0.641509</text:p>
              </table:table-cell>
              <table:table-cell office:value-type="float" office:value="0.716981">
                <text:p>0.7169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33333">
                <text:p>0.333333</text:p>
              </table:table-cell>
              <table:table-cell office:value-type="float" office:value="0.533333">
                <text:p>0.5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21569">
                <text:p>0.921569</text:p>
              </table:table-cell>
              <table:table-cell office:value-type="float" office:value="0.921569">
                <text:p>0.9215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47368">
                <text:p>0.947368</text:p>
              </table:table-cell>
              <table:table-cell office:value-type="float" office:value="0.968421">
                <text:p>0.9684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33333">
                <text:p>0.733333</text:p>
              </table:table-cell>
              <table:table-cell office:value-type="float" office:value="0.733333">
                <text:p>0.7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20635">
                <text:p>0.920635</text:p>
              </table:table-cell>
              <table:table-cell office:value-type="float" office:value="0.920635">
                <text:p>0.9206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59091">
                <text:p>0.659091</text:p>
              </table:table-cell>
              <table:table-cell office:value-type="float" office:value="0.704545">
                <text:p>0.7045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47059">
                <text:p>0.647059</text:p>
              </table:table-cell>
              <table:table-cell office:value-type="float" office:value="0.647059">
                <text:p>0.6470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44444">
                <text:p>0.444444</text:p>
              </table:table-cell>
              <table:table-cell office:value-type="float" office:value="0.555556">
                <text:p>0.5555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48485">
                <text:p>0.848485</text:p>
              </table:table-cell>
              <table:table-cell office:value-type="float" office:value="0.909091">
                <text:p>0.9090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52941">
                <text:p>0.752941</text:p>
              </table:table-cell>
              <table:table-cell office:value-type="float" office:value="0.847059">
                <text:p>0.8470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71831">
                <text:p>0.971831</text:p>
              </table:table-cell>
              <table:table-cell office:value-type="float" office:value="0.971831">
                <text:p>0.9718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11864">
                <text:p>0.711864</text:p>
              </table:table-cell>
              <table:table-cell office:value-type="float" office:value="0.745763">
                <text:p>0.7457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8621">
                <text:p>0.758621</text:p>
              </table:table-cell>
              <table:table-cell office:value-type="float" office:value="0.758621">
                <text:p>0.7586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83871">
                <text:p>0.983871</text:p>
              </table:table-cell>
              <table:table-cell office:value-type="float" office:value="0.983871">
                <text:p>0.9838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